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5.068in"/>
    </style:style>
    <style:style style:name="ta1co2" style:family="table-column">
      <style:table-column-properties fo:break-before="auto" style:column-width="2.2390000000000003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0.8925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0.8925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0.8925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8925in"/>
    </style:style>
    <style:style style:name="ta1co48" style:family="table-column">
      <style:table-column-properties fo:break-before="auto" style:column-width="0.8925in"/>
    </style:style>
    <style:style style:name="ta1co49" style:family="table-column">
      <style:table-column-properties fo:break-before="auto" style:column-width="0.8925in"/>
    </style:style>
    <style:style style:name="ta1co50" style:family="table-column">
      <style:table-column-properties fo:break-before="auto" style:column-width="0.8925in"/>
    </style:style>
    <style:style style:name="ta1co51" style:family="table-column">
      <style:table-column-properties fo:break-before="auto" style:column-width="0.8925in"/>
    </style:style>
    <style:style style:name="ta1co52" style:family="table-column">
      <style:table-column-properties fo:break-before="auto" style:column-width="0.8925in"/>
    </style:style>
    <style:style style:name="ta1co53" style:family="table-column">
      <style:table-column-properties fo:break-before="auto" style:column-width="0.8925in"/>
    </style:style>
    <style:style style:name="ta1co54" style:family="table-column">
      <style:table-column-properties fo:break-before="auto" style:column-width="0.8925in"/>
    </style:style>
    <style:style style:name="ta1co55" style:family="table-column">
      <style:table-column-properties fo:break-before="auto" style:column-width="0.8925in"/>
    </style:style>
    <style:style style:name="ta1co56" style:family="table-column">
      <style:table-column-properties fo:break-before="auto" style:column-width="0.8925in"/>
    </style:style>
    <style:style style:name="ta1co57" style:family="table-column">
      <style:table-column-properties fo:break-before="auto" style:column-width="0.8925in"/>
    </style:style>
    <style:style style:name="ta1co58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1.6180000000000003in"/>
    </style:style>
    <style:style style:name="ta2co2" style:family="table-column">
      <style:table-column-properties fo:break-before="auto" style:column-width="2.2390000000000003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0.8925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0.8925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0.8925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8925in"/>
    </style:style>
    <style:style style:name="ta2co48" style:family="table-column">
      <style:table-column-properties fo:break-before="auto" style:column-width="0.8925in"/>
    </style:style>
    <style:style style:name="ta2co49" style:family="table-column">
      <style:table-column-properties fo:break-before="auto" style:column-width="0.8925in"/>
    </style:style>
    <style:style style:name="ta2co50" style:family="table-column">
      <style:table-column-properties fo:break-before="auto" style:column-width="0.8925in"/>
    </style:style>
    <style:style style:name="ta2co51" style:family="table-column">
      <style:table-column-properties fo:break-before="auto" style:column-width="0.8925in"/>
    </style:style>
    <style:style style:name="ta2co52" style:family="table-column">
      <style:table-column-properties fo:break-before="auto" style:column-width="0.8925in"/>
    </style:style>
    <style:style style:name="ta2co53" style:family="table-column">
      <style:table-column-properties fo:break-before="auto" style:column-width="0.8925in"/>
    </style:style>
    <style:style style:name="ta2co54" style:family="table-column">
      <style:table-column-properties fo:break-before="auto" style:column-width="0.8925in"/>
    </style:style>
    <style:style style:name="ta2co55" style:family="table-column">
      <style:table-column-properties fo:break-before="auto" style:column-width="0.8925in"/>
    </style:style>
    <style:style style:name="ta2co56" style:family="table-column">
      <style:table-column-properties fo:break-before="auto" style:column-width="0.8925in"/>
    </style:style>
    <style:style style:name="ta2co57" style:family="table-column">
      <style:table-column-properties fo:break-before="auto" style:column-width="0.8925in"/>
    </style:style>
    <style:style style:name="ta2co58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column table:style-name="ta1co50" table:default-cell-style-name="Default"/>
        <table:table-column table:style-name="ta1co51" table:default-cell-style-name="Default"/>
        <table:table-column table:style-name="ta1co52" table:default-cell-style-name="Default"/>
        <table:table-column table:style-name="ta1co53" table:default-cell-style-name="Default"/>
        <table:table-column table:style-name="ta1co54" table:default-cell-style-name="Default"/>
        <table:table-column table:style-name="ta1co55" table:default-cell-style-name="Default"/>
        <table:table-column table:style-name="ta1co56" table:default-cell-style-name="Default"/>
        <table:table-column table:style-name="ta1co57" table:default-cell-style-name="Default"/>
        <table:table-column table:style-name="ta1co58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nc-1/without_constrain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</table:table-row>
        <table:table-row table:style-name="ro1">
          <table:table-cell office:value-type="string">
            <text:p>structured/x10_y10_r20/x10_y10_n100_r20_s20_ps1_pr20_u20_o20_l20_N001.lp</text:p>
          </table:table-cell>
          <table:table-cell office:value-type="float" office:value="0.288171"/>
          <table:table-cell office:value-type="float" office:value="0.22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8956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</table:table-row>
        <table:table-row table:style-name="ro1">
          <table:table-cell office:value-type="string">
            <text:p>structured/x10_y10_r20/x10_y10_n100_r20_s20_ps1_pr20_u20_o20_l20_N002.lp</text:p>
          </table:table-cell>
          <table:table-cell office:value-type="float" office:value="0.228558"/>
          <table:table-cell office:value-type="float" office:value="0.17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5848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4])" office:value-type="float"/>
          <table:table-cell table:formula="of:=MIN([.$C4])" office:value-type="float"/>
          <table:table-cell table:formula="of:=MIN([.$D4])" office:value-type="float"/>
          <table:table-cell table:formula="of:=MIN([.$E4])" office:value-type="float"/>
          <table:table-cell table:formula="of:=MIN([.$F4])" office:value-type="float"/>
          <table:table-cell table:formula="of:=MIN([.$G4])" office:value-type="float"/>
          <table:table-cell table:formula="of:=MIN([.$H4])" office:value-type="float"/>
          <table:table-cell table:formula="of:=MIN([.$I4])" office:value-type="float"/>
          <table:table-cell table:formula="of:=MIN([.$J4])" office:value-type="float"/>
          <table:table-cell table:formula="of:=MIN([.$K4])" office:value-type="float"/>
          <table:table-cell table:formula="of:=MIN([.$L4])" office:value-type="float"/>
          <table:table-cell table:formula="of:=MIN([.$M4])" office:value-type="float"/>
          <table:table-cell table:formula="of:=MIN([.$N4])" office:value-type="float"/>
          <table:table-cell table:formula="of:=MIN([.$O4])" office:value-type="float"/>
          <table:table-cell table:formula="of:=MEDIAN([.$B4])" office:value-type="float"/>
          <table:table-cell table:formula="of:=MEDIAN([.$C4])" office:value-type="float"/>
          <table:table-cell table:formula="of:=MEDIAN([.$D4])" office:value-type="float"/>
          <table:table-cell table:formula="of:=MEDIAN([.$E4])" office:value-type="float"/>
          <table:table-cell table:formula="of:=MEDIAN([.$F4])" office:value-type="float"/>
          <table:table-cell table:formula="of:=MEDIAN([.$G4])" office:value-type="float"/>
          <table:table-cell table:formula="of:=MEDIAN([.$H4])" office:value-type="float"/>
          <table:table-cell table:formula="of:=MEDIAN([.$I4])" office:value-type="float"/>
          <table:table-cell table:formula="of:=MEDIAN([.$J4])" office:value-type="float"/>
          <table:table-cell table:formula="of:=MEDIAN([.$K4])" office:value-type="float"/>
          <table:table-cell table:formula="of:=MEDIAN([.$L4])" office:value-type="float"/>
          <table:table-cell table:formula="of:=MEDIAN([.$M4])" office:value-type="float"/>
          <table:table-cell table:formula="of:=MEDIAN([.$N4])" office:value-type="float"/>
          <table:table-cell table:formula="of:=MEDIAN([.$O4])" office:value-type="float"/>
          <table:table-cell table:formula="of:=MAX([.$B4])" office:value-type="float"/>
          <table:table-cell table:formula="of:=MAX([.$C4])" office:value-type="float"/>
          <table:table-cell table:formula="of:=MAX([.$D4])" office:value-type="float"/>
          <table:table-cell table:formula="of:=MAX([.$E4])" office:value-type="float"/>
          <table:table-cell table:formula="of:=MAX([.$F4])" office:value-type="float"/>
          <table:table-cell table:formula="of:=MAX([.$G4])" office:value-type="float"/>
          <table:table-cell table:formula="of:=MAX([.$H4])" office:value-type="float"/>
          <table:table-cell table:formula="of:=MAX([.$I4])" office:value-type="float"/>
          <table:table-cell table:formula="of:=MAX([.$J4])" office:value-type="float"/>
          <table:table-cell table:formula="of:=MAX([.$K4])" office:value-type="float"/>
          <table:table-cell table:formula="of:=MAX([.$L4])" office:value-type="float"/>
          <table:table-cell table:formula="of:=MAX([.$M4])" office:value-type="float"/>
          <table:table-cell table:formula="of:=MAX([.$N4])" office:value-type="float"/>
          <table:table-cell table:formula="of:=MAX([.$O4])" office:value-type="float"/>
        </table:table-row>
        <table:table-row table:style-name="ro1">
          <table:table-cell office:value-type="string">
            <text:p>structured/x10_y10_r20/x10_y10_n100_r20_s20_ps1_pr20_u20_o20_l20_N003.lp</text:p>
          </table:table-cell>
          <table:table-cell office:value-type="float" office:value="0.304937"/>
          <table:table-cell office:value-type="float" office:value="0.21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8260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5])" office:value-type="float"/>
          <table:table-cell table:formula="of:=MIN([.$C5])" office:value-type="float"/>
          <table:table-cell table:formula="of:=MIN([.$D5])" office:value-type="float"/>
          <table:table-cell table:formula="of:=MIN([.$E5])" office:value-type="float"/>
          <table:table-cell table:formula="of:=MIN([.$F5])" office:value-type="float"/>
          <table:table-cell table:formula="of:=MIN([.$G5])" office:value-type="float"/>
          <table:table-cell table:formula="of:=MIN([.$H5])" office:value-type="float"/>
          <table:table-cell table:formula="of:=MIN([.$I5])" office:value-type="float"/>
          <table:table-cell table:formula="of:=MIN([.$J5])" office:value-type="float"/>
          <table:table-cell table:formula="of:=MIN([.$K5])" office:value-type="float"/>
          <table:table-cell table:formula="of:=MIN([.$L5])" office:value-type="float"/>
          <table:table-cell table:formula="of:=MIN([.$M5])" office:value-type="float"/>
          <table:table-cell table:formula="of:=MIN([.$N5])" office:value-type="float"/>
          <table:table-cell table:formula="of:=MIN([.$O5])" office:value-type="float"/>
          <table:table-cell table:formula="of:=MEDIAN([.$B5])" office:value-type="float"/>
          <table:table-cell table:formula="of:=MEDIAN([.$C5])" office:value-type="float"/>
          <table:table-cell table:formula="of:=MEDIAN([.$D5])" office:value-type="float"/>
          <table:table-cell table:formula="of:=MEDIAN([.$E5])" office:value-type="float"/>
          <table:table-cell table:formula="of:=MEDIAN([.$F5])" office:value-type="float"/>
          <table:table-cell table:formula="of:=MEDIAN([.$G5])" office:value-type="float"/>
          <table:table-cell table:formula="of:=MEDIAN([.$H5])" office:value-type="float"/>
          <table:table-cell table:formula="of:=MEDIAN([.$I5])" office:value-type="float"/>
          <table:table-cell table:formula="of:=MEDIAN([.$J5])" office:value-type="float"/>
          <table:table-cell table:formula="of:=MEDIAN([.$K5])" office:value-type="float"/>
          <table:table-cell table:formula="of:=MEDIAN([.$L5])" office:value-type="float"/>
          <table:table-cell table:formula="of:=MEDIAN([.$M5])" office:value-type="float"/>
          <table:table-cell table:formula="of:=MEDIAN([.$N5])" office:value-type="float"/>
          <table:table-cell table:formula="of:=MEDIAN([.$O5])" office:value-type="float"/>
          <table:table-cell table:formula="of:=MAX([.$B5])" office:value-type="float"/>
          <table:table-cell table:formula="of:=MAX([.$C5])" office:value-type="float"/>
          <table:table-cell table:formula="of:=MAX([.$D5])" office:value-type="float"/>
          <table:table-cell table:formula="of:=MAX([.$E5])" office:value-type="float"/>
          <table:table-cell table:formula="of:=MAX([.$F5])" office:value-type="float"/>
          <table:table-cell table:formula="of:=MAX([.$G5])" office:value-type="float"/>
          <table:table-cell table:formula="of:=MAX([.$H5])" office:value-type="float"/>
          <table:table-cell table:formula="of:=MAX([.$I5])" office:value-type="float"/>
          <table:table-cell table:formula="of:=MAX([.$J5])" office:value-type="float"/>
          <table:table-cell table:formula="of:=MAX([.$K5])" office:value-type="float"/>
          <table:table-cell table:formula="of:=MAX([.$L5])" office:value-type="float"/>
          <table:table-cell table:formula="of:=MAX([.$M5])" office:value-type="float"/>
          <table:table-cell table:formula="of:=MAX([.$N5])" office:value-type="float"/>
          <table:table-cell table:formula="of:=MAX([.$O5])" office:value-type="float"/>
        </table:table-row>
        <table:table-row table:style-name="ro1">
          <table:table-cell office:value-type="string">
            <text:p>structured/x10_y10_r20/x10_y10_n100_r20_s20_ps1_pr20_u20_o20_l20_N004.lp</text:p>
          </table:table-cell>
          <table:table-cell office:value-type="float" office:value="0.297283"/>
          <table:table-cell office:value-type="float" office:value="0.24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8684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6])" office:value-type="float"/>
          <table:table-cell table:formula="of:=MIN([.$C6])" office:value-type="float"/>
          <table:table-cell table:formula="of:=MIN([.$D6])" office:value-type="float"/>
          <table:table-cell table:formula="of:=MIN([.$E6])" office:value-type="float"/>
          <table:table-cell table:formula="of:=MIN([.$F6])" office:value-type="float"/>
          <table:table-cell table:formula="of:=MIN([.$G6])" office:value-type="float"/>
          <table:table-cell table:formula="of:=MIN([.$H6])" office:value-type="float"/>
          <table:table-cell table:formula="of:=MIN([.$I6])" office:value-type="float"/>
          <table:table-cell table:formula="of:=MIN([.$J6])" office:value-type="float"/>
          <table:table-cell table:formula="of:=MIN([.$K6])" office:value-type="float"/>
          <table:table-cell table:formula="of:=MIN([.$L6])" office:value-type="float"/>
          <table:table-cell table:formula="of:=MIN([.$M6])" office:value-type="float"/>
          <table:table-cell table:formula="of:=MIN([.$N6])" office:value-type="float"/>
          <table:table-cell table:formula="of:=MIN([.$O6])" office:value-type="float"/>
          <table:table-cell table:formula="of:=MEDIAN([.$B6])" office:value-type="float"/>
          <table:table-cell table:formula="of:=MEDIAN([.$C6])" office:value-type="float"/>
          <table:table-cell table:formula="of:=MEDIAN([.$D6])" office:value-type="float"/>
          <table:table-cell table:formula="of:=MEDIAN([.$E6])" office:value-type="float"/>
          <table:table-cell table:formula="of:=MEDIAN([.$F6])" office:value-type="float"/>
          <table:table-cell table:formula="of:=MEDIAN([.$G6])" office:value-type="float"/>
          <table:table-cell table:formula="of:=MEDIAN([.$H6])" office:value-type="float"/>
          <table:table-cell table:formula="of:=MEDIAN([.$I6])" office:value-type="float"/>
          <table:table-cell table:formula="of:=MEDIAN([.$J6])" office:value-type="float"/>
          <table:table-cell table:formula="of:=MEDIAN([.$K6])" office:value-type="float"/>
          <table:table-cell table:formula="of:=MEDIAN([.$L6])" office:value-type="float"/>
          <table:table-cell table:formula="of:=MEDIAN([.$M6])" office:value-type="float"/>
          <table:table-cell table:formula="of:=MEDIAN([.$N6])" office:value-type="float"/>
          <table:table-cell table:formula="of:=MEDIAN([.$O6])" office:value-type="float"/>
          <table:table-cell table:formula="of:=MAX([.$B6])" office:value-type="float"/>
          <table:table-cell table:formula="of:=MAX([.$C6])" office:value-type="float"/>
          <table:table-cell table:formula="of:=MAX([.$D6])" office:value-type="float"/>
          <table:table-cell table:formula="of:=MAX([.$E6])" office:value-type="float"/>
          <table:table-cell table:formula="of:=MAX([.$F6])" office:value-type="float"/>
          <table:table-cell table:formula="of:=MAX([.$G6])" office:value-type="float"/>
          <table:table-cell table:formula="of:=MAX([.$H6])" office:value-type="float"/>
          <table:table-cell table:formula="of:=MAX([.$I6])" office:value-type="float"/>
          <table:table-cell table:formula="of:=MAX([.$J6])" office:value-type="float"/>
          <table:table-cell table:formula="of:=MAX([.$K6])" office:value-type="float"/>
          <table:table-cell table:formula="of:=MAX([.$L6])" office:value-type="float"/>
          <table:table-cell table:formula="of:=MAX([.$M6])" office:value-type="float"/>
          <table:table-cell table:formula="of:=MAX([.$N6])" office:value-type="float"/>
          <table:table-cell table:formula="of:=MAX([.$O6])" office:value-type="float"/>
        </table:table-row>
        <table:table-row table:style-name="ro1">
          <table:table-cell office:value-type="string">
            <text:p>structured/x10_y10_r20/x10_y10_n100_r20_s20_ps1_pr20_u20_o20_l20_N005.lp</text:p>
          </table:table-cell>
          <table:table-cell office:value-type="float" office:value="0.298802"/>
          <table:table-cell office:value-type="float" office:value="0.21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8260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7])" office:value-type="float"/>
          <table:table-cell table:formula="of:=MIN([.$C7])" office:value-type="float"/>
          <table:table-cell table:formula="of:=MIN([.$D7])" office:value-type="float"/>
          <table:table-cell table:formula="of:=MIN([.$E7])" office:value-type="float"/>
          <table:table-cell table:formula="of:=MIN([.$F7])" office:value-type="float"/>
          <table:table-cell table:formula="of:=MIN([.$G7])" office:value-type="float"/>
          <table:table-cell table:formula="of:=MIN([.$H7])" office:value-type="float"/>
          <table:table-cell table:formula="of:=MIN([.$I7])" office:value-type="float"/>
          <table:table-cell table:formula="of:=MIN([.$J7])" office:value-type="float"/>
          <table:table-cell table:formula="of:=MIN([.$K7])" office:value-type="float"/>
          <table:table-cell table:formula="of:=MIN([.$L7])" office:value-type="float"/>
          <table:table-cell table:formula="of:=MIN([.$M7])" office:value-type="float"/>
          <table:table-cell table:formula="of:=MIN([.$N7])" office:value-type="float"/>
          <table:table-cell table:formula="of:=MIN([.$O7])" office:value-type="float"/>
          <table:table-cell table:formula="of:=MEDIAN([.$B7])" office:value-type="float"/>
          <table:table-cell table:formula="of:=MEDIAN([.$C7])" office:value-type="float"/>
          <table:table-cell table:formula="of:=MEDIAN([.$D7])" office:value-type="float"/>
          <table:table-cell table:formula="of:=MEDIAN([.$E7])" office:value-type="float"/>
          <table:table-cell table:formula="of:=MEDIAN([.$F7])" office:value-type="float"/>
          <table:table-cell table:formula="of:=MEDIAN([.$G7])" office:value-type="float"/>
          <table:table-cell table:formula="of:=MEDIAN([.$H7])" office:value-type="float"/>
          <table:table-cell table:formula="of:=MEDIAN([.$I7])" office:value-type="float"/>
          <table:table-cell table:formula="of:=MEDIAN([.$J7])" office:value-type="float"/>
          <table:table-cell table:formula="of:=MEDIAN([.$K7])" office:value-type="float"/>
          <table:table-cell table:formula="of:=MEDIAN([.$L7])" office:value-type="float"/>
          <table:table-cell table:formula="of:=MEDIAN([.$M7])" office:value-type="float"/>
          <table:table-cell table:formula="of:=MEDIAN([.$N7])" office:value-type="float"/>
          <table:table-cell table:formula="of:=MEDIAN([.$O7])" office:value-type="float"/>
          <table:table-cell table:formula="of:=MAX([.$B7])" office:value-type="float"/>
          <table:table-cell table:formula="of:=MAX([.$C7])" office:value-type="float"/>
          <table:table-cell table:formula="of:=MAX([.$D7])" office:value-type="float"/>
          <table:table-cell table:formula="of:=MAX([.$E7])" office:value-type="float"/>
          <table:table-cell table:formula="of:=MAX([.$F7])" office:value-type="float"/>
          <table:table-cell table:formula="of:=MAX([.$G7])" office:value-type="float"/>
          <table:table-cell table:formula="of:=MAX([.$H7])" office:value-type="float"/>
          <table:table-cell table:formula="of:=MAX([.$I7])" office:value-type="float"/>
          <table:table-cell table:formula="of:=MAX([.$J7])" office:value-type="float"/>
          <table:table-cell table:formula="of:=MAX([.$K7])" office:value-type="float"/>
          <table:table-cell table:formula="of:=MAX([.$L7])" office:value-type="float"/>
          <table:table-cell table:formula="of:=MAX([.$M7])" office:value-type="float"/>
          <table:table-cell table:formula="of:=MAX([.$N7])" office:value-type="float"/>
          <table:table-cell table:formula="of:=MAX([.$O7])" office:value-type="float"/>
        </table:table-row>
        <table:table-row table:style-name="ro1">
          <table:table-cell office:value-type="string">
            <text:p>structured/x10_y12_r20/x10_y12_n120_r20_s20_ps1_pr20_u20_o20_l20_N001.lp</text:p>
          </table:table-cell>
          <table:table-cell office:value-type="float" office:value="0.321699"/>
          <table:table-cell office:value-type="float" office:value="0.25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7980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8])" office:value-type="float"/>
          <table:table-cell table:formula="of:=MIN([.$C8])" office:value-type="float"/>
          <table:table-cell table:formula="of:=MIN([.$D8])" office:value-type="float"/>
          <table:table-cell table:formula="of:=MIN([.$E8])" office:value-type="float"/>
          <table:table-cell table:formula="of:=MIN([.$F8])" office:value-type="float"/>
          <table:table-cell table:formula="of:=MIN([.$G8])" office:value-type="float"/>
          <table:table-cell table:formula="of:=MIN([.$H8])" office:value-type="float"/>
          <table:table-cell table:formula="of:=MIN([.$I8])" office:value-type="float"/>
          <table:table-cell table:formula="of:=MIN([.$J8])" office:value-type="float"/>
          <table:table-cell table:formula="of:=MIN([.$K8])" office:value-type="float"/>
          <table:table-cell table:formula="of:=MIN([.$L8])" office:value-type="float"/>
          <table:table-cell table:formula="of:=MIN([.$M8])" office:value-type="float"/>
          <table:table-cell table:formula="of:=MIN([.$N8])" office:value-type="float"/>
          <table:table-cell table:formula="of:=MIN([.$O8])" office:value-type="float"/>
          <table:table-cell table:formula="of:=MEDIAN([.$B8])" office:value-type="float"/>
          <table:table-cell table:formula="of:=MEDIAN([.$C8])" office:value-type="float"/>
          <table:table-cell table:formula="of:=MEDIAN([.$D8])" office:value-type="float"/>
          <table:table-cell table:formula="of:=MEDIAN([.$E8])" office:value-type="float"/>
          <table:table-cell table:formula="of:=MEDIAN([.$F8])" office:value-type="float"/>
          <table:table-cell table:formula="of:=MEDIAN([.$G8])" office:value-type="float"/>
          <table:table-cell table:formula="of:=MEDIAN([.$H8])" office:value-type="float"/>
          <table:table-cell table:formula="of:=MEDIAN([.$I8])" office:value-type="float"/>
          <table:table-cell table:formula="of:=MEDIAN([.$J8])" office:value-type="float"/>
          <table:table-cell table:formula="of:=MEDIAN([.$K8])" office:value-type="float"/>
          <table:table-cell table:formula="of:=MEDIAN([.$L8])" office:value-type="float"/>
          <table:table-cell table:formula="of:=MEDIAN([.$M8])" office:value-type="float"/>
          <table:table-cell table:formula="of:=MEDIAN([.$N8])" office:value-type="float"/>
          <table:table-cell table:formula="of:=MEDIAN([.$O8])" office:value-type="float"/>
          <table:table-cell table:formula="of:=MAX([.$B8])" office:value-type="float"/>
          <table:table-cell table:formula="of:=MAX([.$C8])" office:value-type="float"/>
          <table:table-cell table:formula="of:=MAX([.$D8])" office:value-type="float"/>
          <table:table-cell table:formula="of:=MAX([.$E8])" office:value-type="float"/>
          <table:table-cell table:formula="of:=MAX([.$F8])" office:value-type="float"/>
          <table:table-cell table:formula="of:=MAX([.$G8])" office:value-type="float"/>
          <table:table-cell table:formula="of:=MAX([.$H8])" office:value-type="float"/>
          <table:table-cell table:formula="of:=MAX([.$I8])" office:value-type="float"/>
          <table:table-cell table:formula="of:=MAX([.$J8])" office:value-type="float"/>
          <table:table-cell table:formula="of:=MAX([.$K8])" office:value-type="float"/>
          <table:table-cell table:formula="of:=MAX([.$L8])" office:value-type="float"/>
          <table:table-cell table:formula="of:=MAX([.$M8])" office:value-type="float"/>
          <table:table-cell table:formula="of:=MAX([.$N8])" office:value-type="float"/>
          <table:table-cell table:formula="of:=MAX([.$O8])" office:value-type="float"/>
        </table:table-row>
        <table:table-row table:style-name="ro1">
          <table:table-cell office:value-type="string">
            <text:p>structured/x10_y12_r20/x10_y12_n120_r20_s20_ps1_pr20_u20_o20_l20_N002.lp</text:p>
          </table:table-cell>
          <table:table-cell office:value-type="float" office:value="0.273139"/>
          <table:table-cell office:value-type="float" office:value="0.22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7920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9])" office:value-type="float"/>
          <table:table-cell table:formula="of:=MIN([.$C9])" office:value-type="float"/>
          <table:table-cell table:formula="of:=MIN([.$D9])" office:value-type="float"/>
          <table:table-cell table:formula="of:=MIN([.$E9])" office:value-type="float"/>
          <table:table-cell table:formula="of:=MIN([.$F9])" office:value-type="float"/>
          <table:table-cell table:formula="of:=MIN([.$G9])" office:value-type="float"/>
          <table:table-cell table:formula="of:=MIN([.$H9])" office:value-type="float"/>
          <table:table-cell table:formula="of:=MIN([.$I9])" office:value-type="float"/>
          <table:table-cell table:formula="of:=MIN([.$J9])" office:value-type="float"/>
          <table:table-cell table:formula="of:=MIN([.$K9])" office:value-type="float"/>
          <table:table-cell table:formula="of:=MIN([.$L9])" office:value-type="float"/>
          <table:table-cell table:formula="of:=MIN([.$M9])" office:value-type="float"/>
          <table:table-cell table:formula="of:=MIN([.$N9])" office:value-type="float"/>
          <table:table-cell table:formula="of:=MIN([.$O9])" office:value-type="float"/>
          <table:table-cell table:formula="of:=MEDIAN([.$B9])" office:value-type="float"/>
          <table:table-cell table:formula="of:=MEDIAN([.$C9])" office:value-type="float"/>
          <table:table-cell table:formula="of:=MEDIAN([.$D9])" office:value-type="float"/>
          <table:table-cell table:formula="of:=MEDIAN([.$E9])" office:value-type="float"/>
          <table:table-cell table:formula="of:=MEDIAN([.$F9])" office:value-type="float"/>
          <table:table-cell table:formula="of:=MEDIAN([.$G9])" office:value-type="float"/>
          <table:table-cell table:formula="of:=MEDIAN([.$H9])" office:value-type="float"/>
          <table:table-cell table:formula="of:=MEDIAN([.$I9])" office:value-type="float"/>
          <table:table-cell table:formula="of:=MEDIAN([.$J9])" office:value-type="float"/>
          <table:table-cell table:formula="of:=MEDIAN([.$K9])" office:value-type="float"/>
          <table:table-cell table:formula="of:=MEDIAN([.$L9])" office:value-type="float"/>
          <table:table-cell table:formula="of:=MEDIAN([.$M9])" office:value-type="float"/>
          <table:table-cell table:formula="of:=MEDIAN([.$N9])" office:value-type="float"/>
          <table:table-cell table:formula="of:=MEDIAN([.$O9])" office:value-type="float"/>
          <table:table-cell table:formula="of:=MAX([.$B9])" office:value-type="float"/>
          <table:table-cell table:formula="of:=MAX([.$C9])" office:value-type="float"/>
          <table:table-cell table:formula="of:=MAX([.$D9])" office:value-type="float"/>
          <table:table-cell table:formula="of:=MAX([.$E9])" office:value-type="float"/>
          <table:table-cell table:formula="of:=MAX([.$F9])" office:value-type="float"/>
          <table:table-cell table:formula="of:=MAX([.$G9])" office:value-type="float"/>
          <table:table-cell table:formula="of:=MAX([.$H9])" office:value-type="float"/>
          <table:table-cell table:formula="of:=MAX([.$I9])" office:value-type="float"/>
          <table:table-cell table:formula="of:=MAX([.$J9])" office:value-type="float"/>
          <table:table-cell table:formula="of:=MAX([.$K9])" office:value-type="float"/>
          <table:table-cell table:formula="of:=MAX([.$L9])" office:value-type="float"/>
          <table:table-cell table:formula="of:=MAX([.$M9])" office:value-type="float"/>
          <table:table-cell table:formula="of:=MAX([.$N9])" office:value-type="float"/>
          <table:table-cell table:formula="of:=MAX([.$O9])" office:value-type="float"/>
        </table:table-row>
        <table:table-row table:style-name="ro1">
          <table:table-cell office:value-type="string">
            <text:p>structured/x10_y12_r20/x10_y12_n120_r20_s20_ps1_pr20_u20_o20_l20_N003.lp</text:p>
          </table:table-cell>
          <table:table-cell office:value-type="float" office:value="0.291765"/>
          <table:table-cell office:value-type="float" office:value="0.22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8952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10])" office:value-type="float"/>
          <table:table-cell table:formula="of:=MIN([.$C10])" office:value-type="float"/>
          <table:table-cell table:formula="of:=MIN([.$D10])" office:value-type="float"/>
          <table:table-cell table:formula="of:=MIN([.$E10])" office:value-type="float"/>
          <table:table-cell table:formula="of:=MIN([.$F10])" office:value-type="float"/>
          <table:table-cell table:formula="of:=MIN([.$G10])" office:value-type="float"/>
          <table:table-cell table:formula="of:=MIN([.$H10])" office:value-type="float"/>
          <table:table-cell table:formula="of:=MIN([.$I10])" office:value-type="float"/>
          <table:table-cell table:formula="of:=MIN([.$J10])" office:value-type="float"/>
          <table:table-cell table:formula="of:=MIN([.$K10])" office:value-type="float"/>
          <table:table-cell table:formula="of:=MIN([.$L10])" office:value-type="float"/>
          <table:table-cell table:formula="of:=MIN([.$M10])" office:value-type="float"/>
          <table:table-cell table:formula="of:=MIN([.$N10])" office:value-type="float"/>
          <table:table-cell table:formula="of:=MIN([.$O10])" office:value-type="float"/>
          <table:table-cell table:formula="of:=MEDIAN([.$B10])" office:value-type="float"/>
          <table:table-cell table:formula="of:=MEDIAN([.$C10])" office:value-type="float"/>
          <table:table-cell table:formula="of:=MEDIAN([.$D10])" office:value-type="float"/>
          <table:table-cell table:formula="of:=MEDIAN([.$E10])" office:value-type="float"/>
          <table:table-cell table:formula="of:=MEDIAN([.$F10])" office:value-type="float"/>
          <table:table-cell table:formula="of:=MEDIAN([.$G10])" office:value-type="float"/>
          <table:table-cell table:formula="of:=MEDIAN([.$H10])" office:value-type="float"/>
          <table:table-cell table:formula="of:=MEDIAN([.$I10])" office:value-type="float"/>
          <table:table-cell table:formula="of:=MEDIAN([.$J10])" office:value-type="float"/>
          <table:table-cell table:formula="of:=MEDIAN([.$K10])" office:value-type="float"/>
          <table:table-cell table:formula="of:=MEDIAN([.$L10])" office:value-type="float"/>
          <table:table-cell table:formula="of:=MEDIAN([.$M10])" office:value-type="float"/>
          <table:table-cell table:formula="of:=MEDIAN([.$N10])" office:value-type="float"/>
          <table:table-cell table:formula="of:=MEDIAN([.$O10])" office:value-type="float"/>
          <table:table-cell table:formula="of:=MAX([.$B10])" office:value-type="float"/>
          <table:table-cell table:formula="of:=MAX([.$C10])" office:value-type="float"/>
          <table:table-cell table:formula="of:=MAX([.$D10])" office:value-type="float"/>
          <table:table-cell table:formula="of:=MAX([.$E10])" office:value-type="float"/>
          <table:table-cell table:formula="of:=MAX([.$F10])" office:value-type="float"/>
          <table:table-cell table:formula="of:=MAX([.$G10])" office:value-type="float"/>
          <table:table-cell table:formula="of:=MAX([.$H10])" office:value-type="float"/>
          <table:table-cell table:formula="of:=MAX([.$I10])" office:value-type="float"/>
          <table:table-cell table:formula="of:=MAX([.$J10])" office:value-type="float"/>
          <table:table-cell table:formula="of:=MAX([.$K10])" office:value-type="float"/>
          <table:table-cell table:formula="of:=MAX([.$L10])" office:value-type="float"/>
          <table:table-cell table:formula="of:=MAX([.$M10])" office:value-type="float"/>
          <table:table-cell table:formula="of:=MAX([.$N10])" office:value-type="float"/>
          <table:table-cell table:formula="of:=MAX([.$O10])" office:value-type="float"/>
        </table:table-row>
        <table:table-row table:style-name="ro1">
          <table:table-cell office:value-type="string">
            <text:p>structured/x10_y12_r20/x10_y12_n120_r20_s20_ps1_pr20_u20_o20_l20_N004.lp</text:p>
          </table:table-cell>
          <table:table-cell office:value-type="float" office:value="0.27031"/>
          <table:table-cell office:value-type="float" office:value="0.20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2408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11])" office:value-type="float"/>
          <table:table-cell table:formula="of:=MIN([.$C11])" office:value-type="float"/>
          <table:table-cell table:formula="of:=MIN([.$D11])" office:value-type="float"/>
          <table:table-cell table:formula="of:=MIN([.$E11])" office:value-type="float"/>
          <table:table-cell table:formula="of:=MIN([.$F11])" office:value-type="float"/>
          <table:table-cell table:formula="of:=MIN([.$G11])" office:value-type="float"/>
          <table:table-cell table:formula="of:=MIN([.$H11])" office:value-type="float"/>
          <table:table-cell table:formula="of:=MIN([.$I11])" office:value-type="float"/>
          <table:table-cell table:formula="of:=MIN([.$J11])" office:value-type="float"/>
          <table:table-cell table:formula="of:=MIN([.$K11])" office:value-type="float"/>
          <table:table-cell table:formula="of:=MIN([.$L11])" office:value-type="float"/>
          <table:table-cell table:formula="of:=MIN([.$M11])" office:value-type="float"/>
          <table:table-cell table:formula="of:=MIN([.$N11])" office:value-type="float"/>
          <table:table-cell table:formula="of:=MIN([.$O11])" office:value-type="float"/>
          <table:table-cell table:formula="of:=MEDIAN([.$B11])" office:value-type="float"/>
          <table:table-cell table:formula="of:=MEDIAN([.$C11])" office:value-type="float"/>
          <table:table-cell table:formula="of:=MEDIAN([.$D11])" office:value-type="float"/>
          <table:table-cell table:formula="of:=MEDIAN([.$E11])" office:value-type="float"/>
          <table:table-cell table:formula="of:=MEDIAN([.$F11])" office:value-type="float"/>
          <table:table-cell table:formula="of:=MEDIAN([.$G11])" office:value-type="float"/>
          <table:table-cell table:formula="of:=MEDIAN([.$H11])" office:value-type="float"/>
          <table:table-cell table:formula="of:=MEDIAN([.$I11])" office:value-type="float"/>
          <table:table-cell table:formula="of:=MEDIAN([.$J11])" office:value-type="float"/>
          <table:table-cell table:formula="of:=MEDIAN([.$K11])" office:value-type="float"/>
          <table:table-cell table:formula="of:=MEDIAN([.$L11])" office:value-type="float"/>
          <table:table-cell table:formula="of:=MEDIAN([.$M11])" office:value-type="float"/>
          <table:table-cell table:formula="of:=MEDIAN([.$N11])" office:value-type="float"/>
          <table:table-cell table:formula="of:=MEDIAN([.$O11])" office:value-type="float"/>
          <table:table-cell table:formula="of:=MAX([.$B11])" office:value-type="float"/>
          <table:table-cell table:formula="of:=MAX([.$C11])" office:value-type="float"/>
          <table:table-cell table:formula="of:=MAX([.$D11])" office:value-type="float"/>
          <table:table-cell table:formula="of:=MAX([.$E11])" office:value-type="float"/>
          <table:table-cell table:formula="of:=MAX([.$F11])" office:value-type="float"/>
          <table:table-cell table:formula="of:=MAX([.$G11])" office:value-type="float"/>
          <table:table-cell table:formula="of:=MAX([.$H11])" office:value-type="float"/>
          <table:table-cell table:formula="of:=MAX([.$I11])" office:value-type="float"/>
          <table:table-cell table:formula="of:=MAX([.$J11])" office:value-type="float"/>
          <table:table-cell table:formula="of:=MAX([.$K11])" office:value-type="float"/>
          <table:table-cell table:formula="of:=MAX([.$L11])" office:value-type="float"/>
          <table:table-cell table:formula="of:=MAX([.$M11])" office:value-type="float"/>
          <table:table-cell table:formula="of:=MAX([.$N11])" office:value-type="float"/>
          <table:table-cell table:formula="of:=MAX([.$O11])" office:value-type="float"/>
        </table:table-row>
        <table:table-row table:style-name="ro1">
          <table:table-cell office:value-type="string">
            <text:p>structured/x10_y12_r20/x10_y12_n120_r20_s20_ps1_pr20_u20_o20_l20_N005.lp</text:p>
          </table:table-cell>
          <table:table-cell office:value-type="float" office:value="0.276641"/>
          <table:table-cell office:value-type="float" office:value="0.22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7920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12])" office:value-type="float"/>
          <table:table-cell table:formula="of:=MIN([.$C12])" office:value-type="float"/>
          <table:table-cell table:formula="of:=MIN([.$D12])" office:value-type="float"/>
          <table:table-cell table:formula="of:=MIN([.$E12])" office:value-type="float"/>
          <table:table-cell table:formula="of:=MIN([.$F12])" office:value-type="float"/>
          <table:table-cell table:formula="of:=MIN([.$G12])" office:value-type="float"/>
          <table:table-cell table:formula="of:=MIN([.$H12])" office:value-type="float"/>
          <table:table-cell table:formula="of:=MIN([.$I12])" office:value-type="float"/>
          <table:table-cell table:formula="of:=MIN([.$J12])" office:value-type="float"/>
          <table:table-cell table:formula="of:=MIN([.$K12])" office:value-type="float"/>
          <table:table-cell table:formula="of:=MIN([.$L12])" office:value-type="float"/>
          <table:table-cell table:formula="of:=MIN([.$M12])" office:value-type="float"/>
          <table:table-cell table:formula="of:=MIN([.$N12])" office:value-type="float"/>
          <table:table-cell table:formula="of:=MIN([.$O12])" office:value-type="float"/>
          <table:table-cell table:formula="of:=MEDIAN([.$B12])" office:value-type="float"/>
          <table:table-cell table:formula="of:=MEDIAN([.$C12])" office:value-type="float"/>
          <table:table-cell table:formula="of:=MEDIAN([.$D12])" office:value-type="float"/>
          <table:table-cell table:formula="of:=MEDIAN([.$E12])" office:value-type="float"/>
          <table:table-cell table:formula="of:=MEDIAN([.$F12])" office:value-type="float"/>
          <table:table-cell table:formula="of:=MEDIAN([.$G12])" office:value-type="float"/>
          <table:table-cell table:formula="of:=MEDIAN([.$H12])" office:value-type="float"/>
          <table:table-cell table:formula="of:=MEDIAN([.$I12])" office:value-type="float"/>
          <table:table-cell table:formula="of:=MEDIAN([.$J12])" office:value-type="float"/>
          <table:table-cell table:formula="of:=MEDIAN([.$K12])" office:value-type="float"/>
          <table:table-cell table:formula="of:=MEDIAN([.$L12])" office:value-type="float"/>
          <table:table-cell table:formula="of:=MEDIAN([.$M12])" office:value-type="float"/>
          <table:table-cell table:formula="of:=MEDIAN([.$N12])" office:value-type="float"/>
          <table:table-cell table:formula="of:=MEDIAN([.$O12])" office:value-type="float"/>
          <table:table-cell table:formula="of:=MAX([.$B12])" office:value-type="float"/>
          <table:table-cell table:formula="of:=MAX([.$C12])" office:value-type="float"/>
          <table:table-cell table:formula="of:=MAX([.$D12])" office:value-type="float"/>
          <table:table-cell table:formula="of:=MAX([.$E12])" office:value-type="float"/>
          <table:table-cell table:formula="of:=MAX([.$F12])" office:value-type="float"/>
          <table:table-cell table:formula="of:=MAX([.$G12])" office:value-type="float"/>
          <table:table-cell table:formula="of:=MAX([.$H12])" office:value-type="float"/>
          <table:table-cell table:formula="of:=MAX([.$I12])" office:value-type="float"/>
          <table:table-cell table:formula="of:=MAX([.$J12])" office:value-type="float"/>
          <table:table-cell table:formula="of:=MAX([.$K12])" office:value-type="float"/>
          <table:table-cell table:formula="of:=MAX([.$L12])" office:value-type="float"/>
          <table:table-cell table:formula="of:=MAX([.$M12])" office:value-type="float"/>
          <table:table-cell table:formula="of:=MAX([.$N12])" office:value-type="float"/>
          <table:table-cell table:formula="of:=MAX([.$O12])" office:value-type="float"/>
        </table:table-row>
        <table:table-row table:style-name="ro1">
          <table:table-cell office:value-type="string">
            <text:p>structured/x10_y6_r10/x10_y6_n60_r10_s10_ps1_pr10_u10_o10_l10_N001.lp</text:p>
          </table:table-cell>
          <table:table-cell office:value-type="float" office:value="1200.0"/>
          <table:table-cell office:value-type="float" office:value="1200.006"/>
          <table:table-cell office:value-type="float" office:value="1199.91"/>
          <table:table-cell office:value-type="float" office:value="8170765.0"/>
          <table:table-cell office:value-type="float" office:value="1.0"/>
          <table:table-cell office:value-type="float" office:value="24569.0"/>
          <table:table-cell office:value-type="float" office:value="2955912.0"/>
          <table:table-cell office:value-type="float" office:value="11126983.0"/>
          <table:table-cell office:value-type="float" office:value="16562.0"/>
          <table:table-cell office:value-type="float" office:value="54913.0"/>
          <table:table-cell office:value-type="float" office:value="47968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3])" office:value-type="float"/>
          <table:table-cell table:formula="of:=MIN([.$C13])" office:value-type="float"/>
          <table:table-cell table:formula="of:=MIN([.$D13])" office:value-type="float"/>
          <table:table-cell table:formula="of:=MIN([.$E13])" office:value-type="float"/>
          <table:table-cell table:formula="of:=MIN([.$F13])" office:value-type="float"/>
          <table:table-cell table:formula="of:=MIN([.$G13])" office:value-type="float"/>
          <table:table-cell table:formula="of:=MIN([.$H13])" office:value-type="float"/>
          <table:table-cell table:formula="of:=MIN([.$I13])" office:value-type="float"/>
          <table:table-cell table:formula="of:=MIN([.$J13])" office:value-type="float"/>
          <table:table-cell table:formula="of:=MIN([.$K13])" office:value-type="float"/>
          <table:table-cell table:formula="of:=MIN([.$L13])" office:value-type="float"/>
          <table:table-cell table:formula="of:=MIN([.$M13])" office:value-type="float"/>
          <table:table-cell table:formula="of:=MIN([.$N13])" office:value-type="float"/>
          <table:table-cell table:formula="of:=MIN([.$O13])" office:value-type="float"/>
          <table:table-cell table:formula="of:=MEDIAN([.$B13])" office:value-type="float"/>
          <table:table-cell table:formula="of:=MEDIAN([.$C13])" office:value-type="float"/>
          <table:table-cell table:formula="of:=MEDIAN([.$D13])" office:value-type="float"/>
          <table:table-cell table:formula="of:=MEDIAN([.$E13])" office:value-type="float"/>
          <table:table-cell table:formula="of:=MEDIAN([.$F13])" office:value-type="float"/>
          <table:table-cell table:formula="of:=MEDIAN([.$G13])" office:value-type="float"/>
          <table:table-cell table:formula="of:=MEDIAN([.$H13])" office:value-type="float"/>
          <table:table-cell table:formula="of:=MEDIAN([.$I13])" office:value-type="float"/>
          <table:table-cell table:formula="of:=MEDIAN([.$J13])" office:value-type="float"/>
          <table:table-cell table:formula="of:=MEDIAN([.$K13])" office:value-type="float"/>
          <table:table-cell table:formula="of:=MEDIAN([.$L13])" office:value-type="float"/>
          <table:table-cell table:formula="of:=MEDIAN([.$M13])" office:value-type="float"/>
          <table:table-cell table:formula="of:=MEDIAN([.$N13])" office:value-type="float"/>
          <table:table-cell table:formula="of:=MEDIAN([.$O13])" office:value-type="float"/>
          <table:table-cell table:formula="of:=MAX([.$B13])" office:value-type="float"/>
          <table:table-cell table:formula="of:=MAX([.$C13])" office:value-type="float"/>
          <table:table-cell table:formula="of:=MAX([.$D13])" office:value-type="float"/>
          <table:table-cell table:formula="of:=MAX([.$E13])" office:value-type="float"/>
          <table:table-cell table:formula="of:=MAX([.$F13])" office:value-type="float"/>
          <table:table-cell table:formula="of:=MAX([.$G13])" office:value-type="float"/>
          <table:table-cell table:formula="of:=MAX([.$H13])" office:value-type="float"/>
          <table:table-cell table:formula="of:=MAX([.$I13])" office:value-type="float"/>
          <table:table-cell table:formula="of:=MAX([.$J13])" office:value-type="float"/>
          <table:table-cell table:formula="of:=MAX([.$K13])" office:value-type="float"/>
          <table:table-cell table:formula="of:=MAX([.$L13])" office:value-type="float"/>
          <table:table-cell table:formula="of:=MAX([.$M13])" office:value-type="float"/>
          <table:table-cell table:formula="of:=MAX([.$N13])" office:value-type="float"/>
          <table:table-cell table:formula="of:=MAX([.$O13])" office:value-type="float"/>
        </table:table-row>
        <table:table-row table:style-name="ro1">
          <table:table-cell office:value-type="string">
            <text:p>structured/x10_y6_r10/x10_y6_n60_r10_s10_ps1_pr10_u10_o10_l10_N002.lp</text:p>
          </table:table-cell>
          <table:table-cell office:value-type="float" office:value="1200.0"/>
          <table:table-cell office:value-type="float" office:value="1200.004"/>
          <table:table-cell office:value-type="float" office:value="1199.88"/>
          <table:table-cell office:value-type="float" office:value="8047246.0"/>
          <table:table-cell office:value-type="float" office:value="1.0"/>
          <table:table-cell office:value-type="float" office:value="11503.0"/>
          <table:table-cell office:value-type="float" office:value="1670369.0"/>
          <table:table-cell office:value-type="float" office:value="9717999.0"/>
          <table:table-cell office:value-type="float" office:value="16562.0"/>
          <table:table-cell office:value-type="float" office:value="54923.0"/>
          <table:table-cell office:value-type="float" office:value="47968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4])" office:value-type="float"/>
          <table:table-cell table:formula="of:=MIN([.$C14])" office:value-type="float"/>
          <table:table-cell table:formula="of:=MIN([.$D14])" office:value-type="float"/>
          <table:table-cell table:formula="of:=MIN([.$E14])" office:value-type="float"/>
          <table:table-cell table:formula="of:=MIN([.$F14])" office:value-type="float"/>
          <table:table-cell table:formula="of:=MIN([.$G14])" office:value-type="float"/>
          <table:table-cell table:formula="of:=MIN([.$H14])" office:value-type="float"/>
          <table:table-cell table:formula="of:=MIN([.$I14])" office:value-type="float"/>
          <table:table-cell table:formula="of:=MIN([.$J14])" office:value-type="float"/>
          <table:table-cell table:formula="of:=MIN([.$K14])" office:value-type="float"/>
          <table:table-cell table:formula="of:=MIN([.$L14])" office:value-type="float"/>
          <table:table-cell table:formula="of:=MIN([.$M14])" office:value-type="float"/>
          <table:table-cell table:formula="of:=MIN([.$N14])" office:value-type="float"/>
          <table:table-cell table:formula="of:=MIN([.$O14])" office:value-type="float"/>
          <table:table-cell table:formula="of:=MEDIAN([.$B14])" office:value-type="float"/>
          <table:table-cell table:formula="of:=MEDIAN([.$C14])" office:value-type="float"/>
          <table:table-cell table:formula="of:=MEDIAN([.$D14])" office:value-type="float"/>
          <table:table-cell table:formula="of:=MEDIAN([.$E14])" office:value-type="float"/>
          <table:table-cell table:formula="of:=MEDIAN([.$F14])" office:value-type="float"/>
          <table:table-cell table:formula="of:=MEDIAN([.$G14])" office:value-type="float"/>
          <table:table-cell table:formula="of:=MEDIAN([.$H14])" office:value-type="float"/>
          <table:table-cell table:formula="of:=MEDIAN([.$I14])" office:value-type="float"/>
          <table:table-cell table:formula="of:=MEDIAN([.$J14])" office:value-type="float"/>
          <table:table-cell table:formula="of:=MEDIAN([.$K14])" office:value-type="float"/>
          <table:table-cell table:formula="of:=MEDIAN([.$L14])" office:value-type="float"/>
          <table:table-cell table:formula="of:=MEDIAN([.$M14])" office:value-type="float"/>
          <table:table-cell table:formula="of:=MEDIAN([.$N14])" office:value-type="float"/>
          <table:table-cell table:formula="of:=MEDIAN([.$O14])" office:value-type="float"/>
          <table:table-cell table:formula="of:=MAX([.$B14])" office:value-type="float"/>
          <table:table-cell table:formula="of:=MAX([.$C14])" office:value-type="float"/>
          <table:table-cell table:formula="of:=MAX([.$D14])" office:value-type="float"/>
          <table:table-cell table:formula="of:=MAX([.$E14])" office:value-type="float"/>
          <table:table-cell table:formula="of:=MAX([.$F14])" office:value-type="float"/>
          <table:table-cell table:formula="of:=MAX([.$G14])" office:value-type="float"/>
          <table:table-cell table:formula="of:=MAX([.$H14])" office:value-type="float"/>
          <table:table-cell table:formula="of:=MAX([.$I14])" office:value-type="float"/>
          <table:table-cell table:formula="of:=MAX([.$J14])" office:value-type="float"/>
          <table:table-cell table:formula="of:=MAX([.$K14])" office:value-type="float"/>
          <table:table-cell table:formula="of:=MAX([.$L14])" office:value-type="float"/>
          <table:table-cell table:formula="of:=MAX([.$M14])" office:value-type="float"/>
          <table:table-cell table:formula="of:=MAX([.$N14])" office:value-type="float"/>
          <table:table-cell table:formula="of:=MAX([.$O14])" office:value-type="float"/>
        </table:table-row>
        <table:table-row table:style-name="ro1">
          <table:table-cell office:value-type="string">
            <text:p>structured/x10_y6_r10/x10_y6_n60_r10_s10_ps1_pr10_u10_o10_l10_N003.lp</text:p>
          </table:table-cell>
          <table:table-cell office:value-type="float" office:value="1200.0"/>
          <table:table-cell office:value-type="float" office:value="1199.999"/>
          <table:table-cell office:value-type="float" office:value="1199.9"/>
          <table:table-cell office:value-type="float" office:value="8193126.0"/>
          <table:table-cell office:value-type="float" office:value="1.0"/>
          <table:table-cell office:value-type="float" office:value="12040.0"/>
          <table:table-cell office:value-type="float" office:value="1821420.0"/>
          <table:table-cell office:value-type="float" office:value="10014818.0"/>
          <table:table-cell office:value-type="float" office:value="16562.0"/>
          <table:table-cell office:value-type="float" office:value="54905.0"/>
          <table:table-cell office:value-type="float" office:value="47968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5])" office:value-type="float"/>
          <table:table-cell table:formula="of:=MIN([.$C15])" office:value-type="float"/>
          <table:table-cell table:formula="of:=MIN([.$D15])" office:value-type="float"/>
          <table:table-cell table:formula="of:=MIN([.$E15])" office:value-type="float"/>
          <table:table-cell table:formula="of:=MIN([.$F15])" office:value-type="float"/>
          <table:table-cell table:formula="of:=MIN([.$G15])" office:value-type="float"/>
          <table:table-cell table:formula="of:=MIN([.$H15])" office:value-type="float"/>
          <table:table-cell table:formula="of:=MIN([.$I15])" office:value-type="float"/>
          <table:table-cell table:formula="of:=MIN([.$J15])" office:value-type="float"/>
          <table:table-cell table:formula="of:=MIN([.$K15])" office:value-type="float"/>
          <table:table-cell table:formula="of:=MIN([.$L15])" office:value-type="float"/>
          <table:table-cell table:formula="of:=MIN([.$M15])" office:value-type="float"/>
          <table:table-cell table:formula="of:=MIN([.$N15])" office:value-type="float"/>
          <table:table-cell table:formula="of:=MIN([.$O15])" office:value-type="float"/>
          <table:table-cell table:formula="of:=MEDIAN([.$B15])" office:value-type="float"/>
          <table:table-cell table:formula="of:=MEDIAN([.$C15])" office:value-type="float"/>
          <table:table-cell table:formula="of:=MEDIAN([.$D15])" office:value-type="float"/>
          <table:table-cell table:formula="of:=MEDIAN([.$E15])" office:value-type="float"/>
          <table:table-cell table:formula="of:=MEDIAN([.$F15])" office:value-type="float"/>
          <table:table-cell table:formula="of:=MEDIAN([.$G15])" office:value-type="float"/>
          <table:table-cell table:formula="of:=MEDIAN([.$H15])" office:value-type="float"/>
          <table:table-cell table:formula="of:=MEDIAN([.$I15])" office:value-type="float"/>
          <table:table-cell table:formula="of:=MEDIAN([.$J15])" office:value-type="float"/>
          <table:table-cell table:formula="of:=MEDIAN([.$K15])" office:value-type="float"/>
          <table:table-cell table:formula="of:=MEDIAN([.$L15])" office:value-type="float"/>
          <table:table-cell table:formula="of:=MEDIAN([.$M15])" office:value-type="float"/>
          <table:table-cell table:formula="of:=MEDIAN([.$N15])" office:value-type="float"/>
          <table:table-cell table:formula="of:=MEDIAN([.$O15])" office:value-type="float"/>
          <table:table-cell table:formula="of:=MAX([.$B15])" office:value-type="float"/>
          <table:table-cell table:formula="of:=MAX([.$C15])" office:value-type="float"/>
          <table:table-cell table:formula="of:=MAX([.$D15])" office:value-type="float"/>
          <table:table-cell table:formula="of:=MAX([.$E15])" office:value-type="float"/>
          <table:table-cell table:formula="of:=MAX([.$F15])" office:value-type="float"/>
          <table:table-cell table:formula="of:=MAX([.$G15])" office:value-type="float"/>
          <table:table-cell table:formula="of:=MAX([.$H15])" office:value-type="float"/>
          <table:table-cell table:formula="of:=MAX([.$I15])" office:value-type="float"/>
          <table:table-cell table:formula="of:=MAX([.$J15])" office:value-type="float"/>
          <table:table-cell table:formula="of:=MAX([.$K15])" office:value-type="float"/>
          <table:table-cell table:formula="of:=MAX([.$L15])" office:value-type="float"/>
          <table:table-cell table:formula="of:=MAX([.$M15])" office:value-type="float"/>
          <table:table-cell table:formula="of:=MAX([.$N15])" office:value-type="float"/>
          <table:table-cell table:formula="of:=MAX([.$O15])" office:value-type="float"/>
        </table:table-row>
        <table:table-row table:style-name="ro1">
          <table:table-cell office:value-type="string">
            <text:p>structured/x10_y6_r10/x10_y6_n60_r10_s10_ps1_pr10_u10_o10_l10_N004.lp</text:p>
          </table:table-cell>
          <table:table-cell office:value-type="float" office:value="1200.0"/>
          <table:table-cell office:value-type="float" office:value="1199.968"/>
          <table:table-cell office:value-type="float" office:value="1199.84"/>
          <table:table-cell office:value-type="float" office:value="9095690.0"/>
          <table:table-cell office:value-type="float" office:value="1.0"/>
          <table:table-cell office:value-type="float" office:value="13008.0"/>
          <table:table-cell office:value-type="float" office:value="1710538.0"/>
          <table:table-cell office:value-type="float" office:value="10806560.0"/>
          <table:table-cell office:value-type="float" office:value="16562.0"/>
          <table:table-cell office:value-type="float" office:value="54923.0"/>
          <table:table-cell office:value-type="float" office:value="47968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6])" office:value-type="float"/>
          <table:table-cell table:formula="of:=MIN([.$C16])" office:value-type="float"/>
          <table:table-cell table:formula="of:=MIN([.$D16])" office:value-type="float"/>
          <table:table-cell table:formula="of:=MIN([.$E16])" office:value-type="float"/>
          <table:table-cell table:formula="of:=MIN([.$F16])" office:value-type="float"/>
          <table:table-cell table:formula="of:=MIN([.$G16])" office:value-type="float"/>
          <table:table-cell table:formula="of:=MIN([.$H16])" office:value-type="float"/>
          <table:table-cell table:formula="of:=MIN([.$I16])" office:value-type="float"/>
          <table:table-cell table:formula="of:=MIN([.$J16])" office:value-type="float"/>
          <table:table-cell table:formula="of:=MIN([.$K16])" office:value-type="float"/>
          <table:table-cell table:formula="of:=MIN([.$L16])" office:value-type="float"/>
          <table:table-cell table:formula="of:=MIN([.$M16])" office:value-type="float"/>
          <table:table-cell table:formula="of:=MIN([.$N16])" office:value-type="float"/>
          <table:table-cell table:formula="of:=MIN([.$O16])" office:value-type="float"/>
          <table:table-cell table:formula="of:=MEDIAN([.$B16])" office:value-type="float"/>
          <table:table-cell table:formula="of:=MEDIAN([.$C16])" office:value-type="float"/>
          <table:table-cell table:formula="of:=MEDIAN([.$D16])" office:value-type="float"/>
          <table:table-cell table:formula="of:=MEDIAN([.$E16])" office:value-type="float"/>
          <table:table-cell table:formula="of:=MEDIAN([.$F16])" office:value-type="float"/>
          <table:table-cell table:formula="of:=MEDIAN([.$G16])" office:value-type="float"/>
          <table:table-cell table:formula="of:=MEDIAN([.$H16])" office:value-type="float"/>
          <table:table-cell table:formula="of:=MEDIAN([.$I16])" office:value-type="float"/>
          <table:table-cell table:formula="of:=MEDIAN([.$J16])" office:value-type="float"/>
          <table:table-cell table:formula="of:=MEDIAN([.$K16])" office:value-type="float"/>
          <table:table-cell table:formula="of:=MEDIAN([.$L16])" office:value-type="float"/>
          <table:table-cell table:formula="of:=MEDIAN([.$M16])" office:value-type="float"/>
          <table:table-cell table:formula="of:=MEDIAN([.$N16])" office:value-type="float"/>
          <table:table-cell table:formula="of:=MEDIAN([.$O16])" office:value-type="float"/>
          <table:table-cell table:formula="of:=MAX([.$B16])" office:value-type="float"/>
          <table:table-cell table:formula="of:=MAX([.$C16])" office:value-type="float"/>
          <table:table-cell table:formula="of:=MAX([.$D16])" office:value-type="float"/>
          <table:table-cell table:formula="of:=MAX([.$E16])" office:value-type="float"/>
          <table:table-cell table:formula="of:=MAX([.$F16])" office:value-type="float"/>
          <table:table-cell table:formula="of:=MAX([.$G16])" office:value-type="float"/>
          <table:table-cell table:formula="of:=MAX([.$H16])" office:value-type="float"/>
          <table:table-cell table:formula="of:=MAX([.$I16])" office:value-type="float"/>
          <table:table-cell table:formula="of:=MAX([.$J16])" office:value-type="float"/>
          <table:table-cell table:formula="of:=MAX([.$K16])" office:value-type="float"/>
          <table:table-cell table:formula="of:=MAX([.$L16])" office:value-type="float"/>
          <table:table-cell table:formula="of:=MAX([.$M16])" office:value-type="float"/>
          <table:table-cell table:formula="of:=MAX([.$N16])" office:value-type="float"/>
          <table:table-cell table:formula="of:=MAX([.$O16])" office:value-type="float"/>
        </table:table-row>
        <table:table-row table:style-name="ro1">
          <table:table-cell office:value-type="string">
            <text:p>structured/x10_y6_r10/x10_y6_n60_r10_s10_ps1_pr10_u10_o10_l10_N005.lp</text:p>
          </table:table-cell>
          <table:table-cell office:value-type="float" office:value="1200.0"/>
          <table:table-cell office:value-type="float" office:value="1199.984"/>
          <table:table-cell office:value-type="float" office:value="1199.86"/>
          <table:table-cell office:value-type="float" office:value="7950094.0"/>
          <table:table-cell office:value-type="float" office:value="1.0"/>
          <table:table-cell office:value-type="float" office:value="16380.0"/>
          <table:table-cell office:value-type="float" office:value="2300946.0"/>
          <table:table-cell office:value-type="float" office:value="10251385.0"/>
          <table:table-cell office:value-type="float" office:value="16562.0"/>
          <table:table-cell office:value-type="float" office:value="54913.0"/>
          <table:table-cell office:value-type="float" office:value="47968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7])" office:value-type="float"/>
          <table:table-cell table:formula="of:=MIN([.$C17])" office:value-type="float"/>
          <table:table-cell table:formula="of:=MIN([.$D17])" office:value-type="float"/>
          <table:table-cell table:formula="of:=MIN([.$E17])" office:value-type="float"/>
          <table:table-cell table:formula="of:=MIN([.$F17])" office:value-type="float"/>
          <table:table-cell table:formula="of:=MIN([.$G17])" office:value-type="float"/>
          <table:table-cell table:formula="of:=MIN([.$H17])" office:value-type="float"/>
          <table:table-cell table:formula="of:=MIN([.$I17])" office:value-type="float"/>
          <table:table-cell table:formula="of:=MIN([.$J17])" office:value-type="float"/>
          <table:table-cell table:formula="of:=MIN([.$K17])" office:value-type="float"/>
          <table:table-cell table:formula="of:=MIN([.$L17])" office:value-type="float"/>
          <table:table-cell table:formula="of:=MIN([.$M17])" office:value-type="float"/>
          <table:table-cell table:formula="of:=MIN([.$N17])" office:value-type="float"/>
          <table:table-cell table:formula="of:=MIN([.$O17])" office:value-type="float"/>
          <table:table-cell table:formula="of:=MEDIAN([.$B17])" office:value-type="float"/>
          <table:table-cell table:formula="of:=MEDIAN([.$C17])" office:value-type="float"/>
          <table:table-cell table:formula="of:=MEDIAN([.$D17])" office:value-type="float"/>
          <table:table-cell table:formula="of:=MEDIAN([.$E17])" office:value-type="float"/>
          <table:table-cell table:formula="of:=MEDIAN([.$F17])" office:value-type="float"/>
          <table:table-cell table:formula="of:=MEDIAN([.$G17])" office:value-type="float"/>
          <table:table-cell table:formula="of:=MEDIAN([.$H17])" office:value-type="float"/>
          <table:table-cell table:formula="of:=MEDIAN([.$I17])" office:value-type="float"/>
          <table:table-cell table:formula="of:=MEDIAN([.$J17])" office:value-type="float"/>
          <table:table-cell table:formula="of:=MEDIAN([.$K17])" office:value-type="float"/>
          <table:table-cell table:formula="of:=MEDIAN([.$L17])" office:value-type="float"/>
          <table:table-cell table:formula="of:=MEDIAN([.$M17])" office:value-type="float"/>
          <table:table-cell table:formula="of:=MEDIAN([.$N17])" office:value-type="float"/>
          <table:table-cell table:formula="of:=MEDIAN([.$O17])" office:value-type="float"/>
          <table:table-cell table:formula="of:=MAX([.$B17])" office:value-type="float"/>
          <table:table-cell table:formula="of:=MAX([.$C17])" office:value-type="float"/>
          <table:table-cell table:formula="of:=MAX([.$D17])" office:value-type="float"/>
          <table:table-cell table:formula="of:=MAX([.$E17])" office:value-type="float"/>
          <table:table-cell table:formula="of:=MAX([.$F17])" office:value-type="float"/>
          <table:table-cell table:formula="of:=MAX([.$G17])" office:value-type="float"/>
          <table:table-cell table:formula="of:=MAX([.$H17])" office:value-type="float"/>
          <table:table-cell table:formula="of:=MAX([.$I17])" office:value-type="float"/>
          <table:table-cell table:formula="of:=MAX([.$J17])" office:value-type="float"/>
          <table:table-cell table:formula="of:=MAX([.$K17])" office:value-type="float"/>
          <table:table-cell table:formula="of:=MAX([.$L17])" office:value-type="float"/>
          <table:table-cell table:formula="of:=MAX([.$M17])" office:value-type="float"/>
          <table:table-cell table:formula="of:=MAX([.$N17])" office:value-type="float"/>
          <table:table-cell table:formula="of:=MAX([.$O17])" office:value-type="float"/>
        </table:table-row>
        <table:table-row table:style-name="ro1">
          <table:table-cell office:value-type="string">
            <text:p>structured/x10_y9_r20/x10_y9_n90_r20_s20_ps1_pr20_u20_o20_l20_N001.lp</text:p>
          </table:table-cell>
          <table:table-cell office:value-type="float" office:value="0.240593"/>
          <table:table-cell office:value-type="float" office:value="0.19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3860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18])" office:value-type="float"/>
          <table:table-cell table:formula="of:=MIN([.$C18])" office:value-type="float"/>
          <table:table-cell table:formula="of:=MIN([.$D18])" office:value-type="float"/>
          <table:table-cell table:formula="of:=MIN([.$E18])" office:value-type="float"/>
          <table:table-cell table:formula="of:=MIN([.$F18])" office:value-type="float"/>
          <table:table-cell table:formula="of:=MIN([.$G18])" office:value-type="float"/>
          <table:table-cell table:formula="of:=MIN([.$H18])" office:value-type="float"/>
          <table:table-cell table:formula="of:=MIN([.$I18])" office:value-type="float"/>
          <table:table-cell table:formula="of:=MIN([.$J18])" office:value-type="float"/>
          <table:table-cell table:formula="of:=MIN([.$K18])" office:value-type="float"/>
          <table:table-cell table:formula="of:=MIN([.$L18])" office:value-type="float"/>
          <table:table-cell table:formula="of:=MIN([.$M18])" office:value-type="float"/>
          <table:table-cell table:formula="of:=MIN([.$N18])" office:value-type="float"/>
          <table:table-cell table:formula="of:=MIN([.$O18])" office:value-type="float"/>
          <table:table-cell table:formula="of:=MEDIAN([.$B18])" office:value-type="float"/>
          <table:table-cell table:formula="of:=MEDIAN([.$C18])" office:value-type="float"/>
          <table:table-cell table:formula="of:=MEDIAN([.$D18])" office:value-type="float"/>
          <table:table-cell table:formula="of:=MEDIAN([.$E18])" office:value-type="float"/>
          <table:table-cell table:formula="of:=MEDIAN([.$F18])" office:value-type="float"/>
          <table:table-cell table:formula="of:=MEDIAN([.$G18])" office:value-type="float"/>
          <table:table-cell table:formula="of:=MEDIAN([.$H18])" office:value-type="float"/>
          <table:table-cell table:formula="of:=MEDIAN([.$I18])" office:value-type="float"/>
          <table:table-cell table:formula="of:=MEDIAN([.$J18])" office:value-type="float"/>
          <table:table-cell table:formula="of:=MEDIAN([.$K18])" office:value-type="float"/>
          <table:table-cell table:formula="of:=MEDIAN([.$L18])" office:value-type="float"/>
          <table:table-cell table:formula="of:=MEDIAN([.$M18])" office:value-type="float"/>
          <table:table-cell table:formula="of:=MEDIAN([.$N18])" office:value-type="float"/>
          <table:table-cell table:formula="of:=MEDIAN([.$O18])" office:value-type="float"/>
          <table:table-cell table:formula="of:=MAX([.$B18])" office:value-type="float"/>
          <table:table-cell table:formula="of:=MAX([.$C18])" office:value-type="float"/>
          <table:table-cell table:formula="of:=MAX([.$D18])" office:value-type="float"/>
          <table:table-cell table:formula="of:=MAX([.$E18])" office:value-type="float"/>
          <table:table-cell table:formula="of:=MAX([.$F18])" office:value-type="float"/>
          <table:table-cell table:formula="of:=MAX([.$G18])" office:value-type="float"/>
          <table:table-cell table:formula="of:=MAX([.$H18])" office:value-type="float"/>
          <table:table-cell table:formula="of:=MAX([.$I18])" office:value-type="float"/>
          <table:table-cell table:formula="of:=MAX([.$J18])" office:value-type="float"/>
          <table:table-cell table:formula="of:=MAX([.$K18])" office:value-type="float"/>
          <table:table-cell table:formula="of:=MAX([.$L18])" office:value-type="float"/>
          <table:table-cell table:formula="of:=MAX([.$M18])" office:value-type="float"/>
          <table:table-cell table:formula="of:=MAX([.$N18])" office:value-type="float"/>
          <table:table-cell table:formula="of:=MAX([.$O18])" office:value-type="float"/>
        </table:table-row>
        <table:table-row table:style-name="ro1">
          <table:table-cell office:value-type="string">
            <text:p>structured/x10_y9_r20/x10_y9_n90_r20_s20_ps1_pr20_u20_o20_l20_N002.lp</text:p>
          </table:table-cell>
          <table:table-cell office:value-type="float" office:value="0.294153"/>
          <table:table-cell office:value-type="float" office:value="0.25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8380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19])" office:value-type="float"/>
          <table:table-cell table:formula="of:=MIN([.$C19])" office:value-type="float"/>
          <table:table-cell table:formula="of:=MIN([.$D19])" office:value-type="float"/>
          <table:table-cell table:formula="of:=MIN([.$E19])" office:value-type="float"/>
          <table:table-cell table:formula="of:=MIN([.$F19])" office:value-type="float"/>
          <table:table-cell table:formula="of:=MIN([.$G19])" office:value-type="float"/>
          <table:table-cell table:formula="of:=MIN([.$H19])" office:value-type="float"/>
          <table:table-cell table:formula="of:=MIN([.$I19])" office:value-type="float"/>
          <table:table-cell table:formula="of:=MIN([.$J19])" office:value-type="float"/>
          <table:table-cell table:formula="of:=MIN([.$K19])" office:value-type="float"/>
          <table:table-cell table:formula="of:=MIN([.$L19])" office:value-type="float"/>
          <table:table-cell table:formula="of:=MIN([.$M19])" office:value-type="float"/>
          <table:table-cell table:formula="of:=MIN([.$N19])" office:value-type="float"/>
          <table:table-cell table:formula="of:=MIN([.$O19])" office:value-type="float"/>
          <table:table-cell table:formula="of:=MEDIAN([.$B19])" office:value-type="float"/>
          <table:table-cell table:formula="of:=MEDIAN([.$C19])" office:value-type="float"/>
          <table:table-cell table:formula="of:=MEDIAN([.$D19])" office:value-type="float"/>
          <table:table-cell table:formula="of:=MEDIAN([.$E19])" office:value-type="float"/>
          <table:table-cell table:formula="of:=MEDIAN([.$F19])" office:value-type="float"/>
          <table:table-cell table:formula="of:=MEDIAN([.$G19])" office:value-type="float"/>
          <table:table-cell table:formula="of:=MEDIAN([.$H19])" office:value-type="float"/>
          <table:table-cell table:formula="of:=MEDIAN([.$I19])" office:value-type="float"/>
          <table:table-cell table:formula="of:=MEDIAN([.$J19])" office:value-type="float"/>
          <table:table-cell table:formula="of:=MEDIAN([.$K19])" office:value-type="float"/>
          <table:table-cell table:formula="of:=MEDIAN([.$L19])" office:value-type="float"/>
          <table:table-cell table:formula="of:=MEDIAN([.$M19])" office:value-type="float"/>
          <table:table-cell table:formula="of:=MEDIAN([.$N19])" office:value-type="float"/>
          <table:table-cell table:formula="of:=MEDIAN([.$O19])" office:value-type="float"/>
          <table:table-cell table:formula="of:=MAX([.$B19])" office:value-type="float"/>
          <table:table-cell table:formula="of:=MAX([.$C19])" office:value-type="float"/>
          <table:table-cell table:formula="of:=MAX([.$D19])" office:value-type="float"/>
          <table:table-cell table:formula="of:=MAX([.$E19])" office:value-type="float"/>
          <table:table-cell table:formula="of:=MAX([.$F19])" office:value-type="float"/>
          <table:table-cell table:formula="of:=MAX([.$G19])" office:value-type="float"/>
          <table:table-cell table:formula="of:=MAX([.$H19])" office:value-type="float"/>
          <table:table-cell table:formula="of:=MAX([.$I19])" office:value-type="float"/>
          <table:table-cell table:formula="of:=MAX([.$J19])" office:value-type="float"/>
          <table:table-cell table:formula="of:=MAX([.$K19])" office:value-type="float"/>
          <table:table-cell table:formula="of:=MAX([.$L19])" office:value-type="float"/>
          <table:table-cell table:formula="of:=MAX([.$M19])" office:value-type="float"/>
          <table:table-cell table:formula="of:=MAX([.$N19])" office:value-type="float"/>
          <table:table-cell table:formula="of:=MAX([.$O19])" office:value-type="float"/>
        </table:table-row>
        <table:table-row table:style-name="ro1">
          <table:table-cell office:value-type="string">
            <text:p>structured/x10_y9_r20/x10_y9_n90_r20_s20_ps1_pr20_u20_o20_l20_N003.lp</text:p>
          </table:table-cell>
          <table:table-cell office:value-type="float" office:value="0.30945"/>
          <table:table-cell office:value-type="float" office:value="0.27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8516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20])" office:value-type="float"/>
          <table:table-cell table:formula="of:=MIN([.$C20])" office:value-type="float"/>
          <table:table-cell table:formula="of:=MIN([.$D20])" office:value-type="float"/>
          <table:table-cell table:formula="of:=MIN([.$E20])" office:value-type="float"/>
          <table:table-cell table:formula="of:=MIN([.$F20])" office:value-type="float"/>
          <table:table-cell table:formula="of:=MIN([.$G20])" office:value-type="float"/>
          <table:table-cell table:formula="of:=MIN([.$H20])" office:value-type="float"/>
          <table:table-cell table:formula="of:=MIN([.$I20])" office:value-type="float"/>
          <table:table-cell table:formula="of:=MIN([.$J20])" office:value-type="float"/>
          <table:table-cell table:formula="of:=MIN([.$K20])" office:value-type="float"/>
          <table:table-cell table:formula="of:=MIN([.$L20])" office:value-type="float"/>
          <table:table-cell table:formula="of:=MIN([.$M20])" office:value-type="float"/>
          <table:table-cell table:formula="of:=MIN([.$N20])" office:value-type="float"/>
          <table:table-cell table:formula="of:=MIN([.$O20])" office:value-type="float"/>
          <table:table-cell table:formula="of:=MEDIAN([.$B20])" office:value-type="float"/>
          <table:table-cell table:formula="of:=MEDIAN([.$C20])" office:value-type="float"/>
          <table:table-cell table:formula="of:=MEDIAN([.$D20])" office:value-type="float"/>
          <table:table-cell table:formula="of:=MEDIAN([.$E20])" office:value-type="float"/>
          <table:table-cell table:formula="of:=MEDIAN([.$F20])" office:value-type="float"/>
          <table:table-cell table:formula="of:=MEDIAN([.$G20])" office:value-type="float"/>
          <table:table-cell table:formula="of:=MEDIAN([.$H20])" office:value-type="float"/>
          <table:table-cell table:formula="of:=MEDIAN([.$I20])" office:value-type="float"/>
          <table:table-cell table:formula="of:=MEDIAN([.$J20])" office:value-type="float"/>
          <table:table-cell table:formula="of:=MEDIAN([.$K20])" office:value-type="float"/>
          <table:table-cell table:formula="of:=MEDIAN([.$L20])" office:value-type="float"/>
          <table:table-cell table:formula="of:=MEDIAN([.$M20])" office:value-type="float"/>
          <table:table-cell table:formula="of:=MEDIAN([.$N20])" office:value-type="float"/>
          <table:table-cell table:formula="of:=MEDIAN([.$O20])" office:value-type="float"/>
          <table:table-cell table:formula="of:=MAX([.$B20])" office:value-type="float"/>
          <table:table-cell table:formula="of:=MAX([.$C20])" office:value-type="float"/>
          <table:table-cell table:formula="of:=MAX([.$D20])" office:value-type="float"/>
          <table:table-cell table:formula="of:=MAX([.$E20])" office:value-type="float"/>
          <table:table-cell table:formula="of:=MAX([.$F20])" office:value-type="float"/>
          <table:table-cell table:formula="of:=MAX([.$G20])" office:value-type="float"/>
          <table:table-cell table:formula="of:=MAX([.$H20])" office:value-type="float"/>
          <table:table-cell table:formula="of:=MAX([.$I20])" office:value-type="float"/>
          <table:table-cell table:formula="of:=MAX([.$J20])" office:value-type="float"/>
          <table:table-cell table:formula="of:=MAX([.$K20])" office:value-type="float"/>
          <table:table-cell table:formula="of:=MAX([.$L20])" office:value-type="float"/>
          <table:table-cell table:formula="of:=MAX([.$M20])" office:value-type="float"/>
          <table:table-cell table:formula="of:=MAX([.$N20])" office:value-type="float"/>
          <table:table-cell table:formula="of:=MAX([.$O20])" office:value-type="float"/>
        </table:table-row>
        <table:table-row table:style-name="ro1">
          <table:table-cell office:value-type="string">
            <text:p>structured/x10_y9_r20/x10_y9_n90_r20_s20_ps1_pr20_u20_o20_l20_N004.lp</text:p>
          </table:table-cell>
          <table:table-cell office:value-type="float" office:value="1200.0"/>
          <table:table-cell office:value-type="float" office:value="1199.988"/>
          <table:table-cell office:value-type="float" office:value="1199.76"/>
          <table:table-cell office:value-type="float" office:value="4156706.0"/>
          <table:table-cell office:value-type="float" office:value="1.0"/>
          <table:table-cell office:value-type="float" office:value="10236.0"/>
          <table:table-cell office:value-type="float" office:value="1323070.0"/>
          <table:table-cell office:value-type="float" office:value="5480749.0"/>
          <table:table-cell office:value-type="float" office:value="39216.0"/>
          <table:table-cell office:value-type="float" office:value="127385.0"/>
          <table:table-cell office:value-type="float" office:value="59840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21])" office:value-type="float"/>
          <table:table-cell table:formula="of:=MIN([.$C21])" office:value-type="float"/>
          <table:table-cell table:formula="of:=MIN([.$D21])" office:value-type="float"/>
          <table:table-cell table:formula="of:=MIN([.$E21])" office:value-type="float"/>
          <table:table-cell table:formula="of:=MIN([.$F21])" office:value-type="float"/>
          <table:table-cell table:formula="of:=MIN([.$G21])" office:value-type="float"/>
          <table:table-cell table:formula="of:=MIN([.$H21])" office:value-type="float"/>
          <table:table-cell table:formula="of:=MIN([.$I21])" office:value-type="float"/>
          <table:table-cell table:formula="of:=MIN([.$J21])" office:value-type="float"/>
          <table:table-cell table:formula="of:=MIN([.$K21])" office:value-type="float"/>
          <table:table-cell table:formula="of:=MIN([.$L21])" office:value-type="float"/>
          <table:table-cell table:formula="of:=MIN([.$M21])" office:value-type="float"/>
          <table:table-cell table:formula="of:=MIN([.$N21])" office:value-type="float"/>
          <table:table-cell table:formula="of:=MIN([.$O21])" office:value-type="float"/>
          <table:table-cell table:formula="of:=MEDIAN([.$B21])" office:value-type="float"/>
          <table:table-cell table:formula="of:=MEDIAN([.$C21])" office:value-type="float"/>
          <table:table-cell table:formula="of:=MEDIAN([.$D21])" office:value-type="float"/>
          <table:table-cell table:formula="of:=MEDIAN([.$E21])" office:value-type="float"/>
          <table:table-cell table:formula="of:=MEDIAN([.$F21])" office:value-type="float"/>
          <table:table-cell table:formula="of:=MEDIAN([.$G21])" office:value-type="float"/>
          <table:table-cell table:formula="of:=MEDIAN([.$H21])" office:value-type="float"/>
          <table:table-cell table:formula="of:=MEDIAN([.$I21])" office:value-type="float"/>
          <table:table-cell table:formula="of:=MEDIAN([.$J21])" office:value-type="float"/>
          <table:table-cell table:formula="of:=MEDIAN([.$K21])" office:value-type="float"/>
          <table:table-cell table:formula="of:=MEDIAN([.$L21])" office:value-type="float"/>
          <table:table-cell table:formula="of:=MEDIAN([.$M21])" office:value-type="float"/>
          <table:table-cell table:formula="of:=MEDIAN([.$N21])" office:value-type="float"/>
          <table:table-cell table:formula="of:=MEDIAN([.$O21])" office:value-type="float"/>
          <table:table-cell table:formula="of:=MAX([.$B21])" office:value-type="float"/>
          <table:table-cell table:formula="of:=MAX([.$C21])" office:value-type="float"/>
          <table:table-cell table:formula="of:=MAX([.$D21])" office:value-type="float"/>
          <table:table-cell table:formula="of:=MAX([.$E21])" office:value-type="float"/>
          <table:table-cell table:formula="of:=MAX([.$F21])" office:value-type="float"/>
          <table:table-cell table:formula="of:=MAX([.$G21])" office:value-type="float"/>
          <table:table-cell table:formula="of:=MAX([.$H21])" office:value-type="float"/>
          <table:table-cell table:formula="of:=MAX([.$I21])" office:value-type="float"/>
          <table:table-cell table:formula="of:=MAX([.$J21])" office:value-type="float"/>
          <table:table-cell table:formula="of:=MAX([.$K21])" office:value-type="float"/>
          <table:table-cell table:formula="of:=MAX([.$L21])" office:value-type="float"/>
          <table:table-cell table:formula="of:=MAX([.$M21])" office:value-type="float"/>
          <table:table-cell table:formula="of:=MAX([.$N21])" office:value-type="float"/>
          <table:table-cell table:formula="of:=MAX([.$O21])" office:value-type="float"/>
        </table:table-row>
        <table:table-row table:style-name="ro1">
          <table:table-cell office:value-type="string">
            <text:p>structured/x10_y9_r20/x10_y9_n90_r20_s20_ps1_pr20_u20_o20_l20_N005.lp</text:p>
          </table:table-cell>
          <table:table-cell office:value-type="float" office:value="0.230711"/>
          <table:table-cell office:value-type="float" office:value="0.19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4636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22])" office:value-type="float"/>
          <table:table-cell table:formula="of:=MIN([.$C22])" office:value-type="float"/>
          <table:table-cell table:formula="of:=MIN([.$D22])" office:value-type="float"/>
          <table:table-cell table:formula="of:=MIN([.$E22])" office:value-type="float"/>
          <table:table-cell table:formula="of:=MIN([.$F22])" office:value-type="float"/>
          <table:table-cell table:formula="of:=MIN([.$G22])" office:value-type="float"/>
          <table:table-cell table:formula="of:=MIN([.$H22])" office:value-type="float"/>
          <table:table-cell table:formula="of:=MIN([.$I22])" office:value-type="float"/>
          <table:table-cell table:formula="of:=MIN([.$J22])" office:value-type="float"/>
          <table:table-cell table:formula="of:=MIN([.$K22])" office:value-type="float"/>
          <table:table-cell table:formula="of:=MIN([.$L22])" office:value-type="float"/>
          <table:table-cell table:formula="of:=MIN([.$M22])" office:value-type="float"/>
          <table:table-cell table:formula="of:=MIN([.$N22])" office:value-type="float"/>
          <table:table-cell table:formula="of:=MIN([.$O22])" office:value-type="float"/>
          <table:table-cell table:formula="of:=MEDIAN([.$B22])" office:value-type="float"/>
          <table:table-cell table:formula="of:=MEDIAN([.$C22])" office:value-type="float"/>
          <table:table-cell table:formula="of:=MEDIAN([.$D22])" office:value-type="float"/>
          <table:table-cell table:formula="of:=MEDIAN([.$E22])" office:value-type="float"/>
          <table:table-cell table:formula="of:=MEDIAN([.$F22])" office:value-type="float"/>
          <table:table-cell table:formula="of:=MEDIAN([.$G22])" office:value-type="float"/>
          <table:table-cell table:formula="of:=MEDIAN([.$H22])" office:value-type="float"/>
          <table:table-cell table:formula="of:=MEDIAN([.$I22])" office:value-type="float"/>
          <table:table-cell table:formula="of:=MEDIAN([.$J22])" office:value-type="float"/>
          <table:table-cell table:formula="of:=MEDIAN([.$K22])" office:value-type="float"/>
          <table:table-cell table:formula="of:=MEDIAN([.$L22])" office:value-type="float"/>
          <table:table-cell table:formula="of:=MEDIAN([.$M22])" office:value-type="float"/>
          <table:table-cell table:formula="of:=MEDIAN([.$N22])" office:value-type="float"/>
          <table:table-cell table:formula="of:=MEDIAN([.$O22])" office:value-type="float"/>
          <table:table-cell table:formula="of:=MAX([.$B22])" office:value-type="float"/>
          <table:table-cell table:formula="of:=MAX([.$C22])" office:value-type="float"/>
          <table:table-cell table:formula="of:=MAX([.$D22])" office:value-type="float"/>
          <table:table-cell table:formula="of:=MAX([.$E22])" office:value-type="float"/>
          <table:table-cell table:formula="of:=MAX([.$F22])" office:value-type="float"/>
          <table:table-cell table:formula="of:=MAX([.$G22])" office:value-type="float"/>
          <table:table-cell table:formula="of:=MAX([.$H22])" office:value-type="float"/>
          <table:table-cell table:formula="of:=MAX([.$I22])" office:value-type="float"/>
          <table:table-cell table:formula="of:=MAX([.$J22])" office:value-type="float"/>
          <table:table-cell table:formula="of:=MAX([.$K22])" office:value-type="float"/>
          <table:table-cell table:formula="of:=MAX([.$L22])" office:value-type="float"/>
          <table:table-cell table:formula="of:=MAX([.$M22])" office:value-type="float"/>
          <table:table-cell table:formula="of:=MAX([.$N22])" office:value-type="float"/>
          <table:table-cell table:formula="of:=MAX([.$O22])" office:value-type="float"/>
        </table:table-row>
        <table:table-row table:style-name="ro1">
          <table:table-cell office:value-type="string">
            <text:p>structured/x7_y6_r4/x7_y6_n42_r4_s4_ps1_pr4_u4_o4_l4_N001.lp</text:p>
          </table:table-cell>
          <table:table-cell office:value-type="float" office:value="1200.0"/>
          <table:table-cell office:value-type="float" office:value="1199.988"/>
          <table:table-cell office:value-type="float" office:value="1199.88"/>
          <table:table-cell office:value-type="float" office:value="14784834.0"/>
          <table:table-cell office:value-type="float" office:value="1.0"/>
          <table:table-cell office:value-type="float" office:value="16382.0"/>
          <table:table-cell office:value-type="float" office:value="2453637.0"/>
          <table:table-cell office:value-type="float" office:value="17238817.0"/>
          <table:table-cell office:value-type="float" office:value="5964.0"/>
          <table:table-cell office:value-type="float" office:value="19939.0"/>
          <table:table-cell office:value-type="float" office:value="42340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23])" office:value-type="float"/>
          <table:table-cell table:formula="of:=MIN([.$C23])" office:value-type="float"/>
          <table:table-cell table:formula="of:=MIN([.$D23])" office:value-type="float"/>
          <table:table-cell table:formula="of:=MIN([.$E23])" office:value-type="float"/>
          <table:table-cell table:formula="of:=MIN([.$F23])" office:value-type="float"/>
          <table:table-cell table:formula="of:=MIN([.$G23])" office:value-type="float"/>
          <table:table-cell table:formula="of:=MIN([.$H23])" office:value-type="float"/>
          <table:table-cell table:formula="of:=MIN([.$I23])" office:value-type="float"/>
          <table:table-cell table:formula="of:=MIN([.$J23])" office:value-type="float"/>
          <table:table-cell table:formula="of:=MIN([.$K23])" office:value-type="float"/>
          <table:table-cell table:formula="of:=MIN([.$L23])" office:value-type="float"/>
          <table:table-cell table:formula="of:=MIN([.$M23])" office:value-type="float"/>
          <table:table-cell table:formula="of:=MIN([.$N23])" office:value-type="float"/>
          <table:table-cell table:formula="of:=MIN([.$O23])" office:value-type="float"/>
          <table:table-cell table:formula="of:=MEDIAN([.$B23])" office:value-type="float"/>
          <table:table-cell table:formula="of:=MEDIAN([.$C23])" office:value-type="float"/>
          <table:table-cell table:formula="of:=MEDIAN([.$D23])" office:value-type="float"/>
          <table:table-cell table:formula="of:=MEDIAN([.$E23])" office:value-type="float"/>
          <table:table-cell table:formula="of:=MEDIAN([.$F23])" office:value-type="float"/>
          <table:table-cell table:formula="of:=MEDIAN([.$G23])" office:value-type="float"/>
          <table:table-cell table:formula="of:=MEDIAN([.$H23])" office:value-type="float"/>
          <table:table-cell table:formula="of:=MEDIAN([.$I23])" office:value-type="float"/>
          <table:table-cell table:formula="of:=MEDIAN([.$J23])" office:value-type="float"/>
          <table:table-cell table:formula="of:=MEDIAN([.$K23])" office:value-type="float"/>
          <table:table-cell table:formula="of:=MEDIAN([.$L23])" office:value-type="float"/>
          <table:table-cell table:formula="of:=MEDIAN([.$M23])" office:value-type="float"/>
          <table:table-cell table:formula="of:=MEDIAN([.$N23])" office:value-type="float"/>
          <table:table-cell table:formula="of:=MEDIAN([.$O23])" office:value-type="float"/>
          <table:table-cell table:formula="of:=MAX([.$B23])" office:value-type="float"/>
          <table:table-cell table:formula="of:=MAX([.$C23])" office:value-type="float"/>
          <table:table-cell table:formula="of:=MAX([.$D23])" office:value-type="float"/>
          <table:table-cell table:formula="of:=MAX([.$E23])" office:value-type="float"/>
          <table:table-cell table:formula="of:=MAX([.$F23])" office:value-type="float"/>
          <table:table-cell table:formula="of:=MAX([.$G23])" office:value-type="float"/>
          <table:table-cell table:formula="of:=MAX([.$H23])" office:value-type="float"/>
          <table:table-cell table:formula="of:=MAX([.$I23])" office:value-type="float"/>
          <table:table-cell table:formula="of:=MAX([.$J23])" office:value-type="float"/>
          <table:table-cell table:formula="of:=MAX([.$K23])" office:value-type="float"/>
          <table:table-cell table:formula="of:=MAX([.$L23])" office:value-type="float"/>
          <table:table-cell table:formula="of:=MAX([.$M23])" office:value-type="float"/>
          <table:table-cell table:formula="of:=MAX([.$N23])" office:value-type="float"/>
          <table:table-cell table:formula="of:=MAX([.$O23])" office:value-type="float"/>
        </table:table-row>
        <table:table-row table:style-name="ro1">
          <table:table-cell office:value-type="string">
            <text:p>structured/x7_y6_r4/x7_y6_n42_r4_s4_ps1_pr4_u4_o4_l4_N002.lp</text:p>
          </table:table-cell>
          <table:table-cell office:value-type="float" office:value="1200.0"/>
          <table:table-cell office:value-type="float" office:value="1199.986"/>
          <table:table-cell office:value-type="float" office:value="1199.88"/>
          <table:table-cell office:value-type="float" office:value="12915303.0"/>
          <table:table-cell office:value-type="float" office:value="1.0"/>
          <table:table-cell office:value-type="float" office:value="15790.0"/>
          <table:table-cell office:value-type="float" office:value="1826284.0"/>
          <table:table-cell office:value-type="float" office:value="14742343.0"/>
          <table:table-cell office:value-type="float" office:value="5964.0"/>
          <table:table-cell office:value-type="float" office:value="19939.0"/>
          <table:table-cell office:value-type="float" office:value="42340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24])" office:value-type="float"/>
          <table:table-cell table:formula="of:=MIN([.$C24])" office:value-type="float"/>
          <table:table-cell table:formula="of:=MIN([.$D24])" office:value-type="float"/>
          <table:table-cell table:formula="of:=MIN([.$E24])" office:value-type="float"/>
          <table:table-cell table:formula="of:=MIN([.$F24])" office:value-type="float"/>
          <table:table-cell table:formula="of:=MIN([.$G24])" office:value-type="float"/>
          <table:table-cell table:formula="of:=MIN([.$H24])" office:value-type="float"/>
          <table:table-cell table:formula="of:=MIN([.$I24])" office:value-type="float"/>
          <table:table-cell table:formula="of:=MIN([.$J24])" office:value-type="float"/>
          <table:table-cell table:formula="of:=MIN([.$K24])" office:value-type="float"/>
          <table:table-cell table:formula="of:=MIN([.$L24])" office:value-type="float"/>
          <table:table-cell table:formula="of:=MIN([.$M24])" office:value-type="float"/>
          <table:table-cell table:formula="of:=MIN([.$N24])" office:value-type="float"/>
          <table:table-cell table:formula="of:=MIN([.$O24])" office:value-type="float"/>
          <table:table-cell table:formula="of:=MEDIAN([.$B24])" office:value-type="float"/>
          <table:table-cell table:formula="of:=MEDIAN([.$C24])" office:value-type="float"/>
          <table:table-cell table:formula="of:=MEDIAN([.$D24])" office:value-type="float"/>
          <table:table-cell table:formula="of:=MEDIAN([.$E24])" office:value-type="float"/>
          <table:table-cell table:formula="of:=MEDIAN([.$F24])" office:value-type="float"/>
          <table:table-cell table:formula="of:=MEDIAN([.$G24])" office:value-type="float"/>
          <table:table-cell table:formula="of:=MEDIAN([.$H24])" office:value-type="float"/>
          <table:table-cell table:formula="of:=MEDIAN([.$I24])" office:value-type="float"/>
          <table:table-cell table:formula="of:=MEDIAN([.$J24])" office:value-type="float"/>
          <table:table-cell table:formula="of:=MEDIAN([.$K24])" office:value-type="float"/>
          <table:table-cell table:formula="of:=MEDIAN([.$L24])" office:value-type="float"/>
          <table:table-cell table:formula="of:=MEDIAN([.$M24])" office:value-type="float"/>
          <table:table-cell table:formula="of:=MEDIAN([.$N24])" office:value-type="float"/>
          <table:table-cell table:formula="of:=MEDIAN([.$O24])" office:value-type="float"/>
          <table:table-cell table:formula="of:=MAX([.$B24])" office:value-type="float"/>
          <table:table-cell table:formula="of:=MAX([.$C24])" office:value-type="float"/>
          <table:table-cell table:formula="of:=MAX([.$D24])" office:value-type="float"/>
          <table:table-cell table:formula="of:=MAX([.$E24])" office:value-type="float"/>
          <table:table-cell table:formula="of:=MAX([.$F24])" office:value-type="float"/>
          <table:table-cell table:formula="of:=MAX([.$G24])" office:value-type="float"/>
          <table:table-cell table:formula="of:=MAX([.$H24])" office:value-type="float"/>
          <table:table-cell table:formula="of:=MAX([.$I24])" office:value-type="float"/>
          <table:table-cell table:formula="of:=MAX([.$J24])" office:value-type="float"/>
          <table:table-cell table:formula="of:=MAX([.$K24])" office:value-type="float"/>
          <table:table-cell table:formula="of:=MAX([.$L24])" office:value-type="float"/>
          <table:table-cell table:formula="of:=MAX([.$M24])" office:value-type="float"/>
          <table:table-cell table:formula="of:=MAX([.$N24])" office:value-type="float"/>
          <table:table-cell table:formula="of:=MAX([.$O24])" office:value-type="float"/>
        </table:table-row>
        <table:table-row table:style-name="ro1">
          <table:table-cell office:value-type="string">
            <text:p>structured/x7_y6_r4/x7_y6_n42_r4_s4_ps1_pr4_u4_o4_l4_N003.lp</text:p>
          </table:table-cell>
          <table:table-cell office:value-type="float" office:value="1200.0"/>
          <table:table-cell office:value-type="float" office:value="1199.968"/>
          <table:table-cell office:value-type="float" office:value="1199.87"/>
          <table:table-cell office:value-type="float" office:value="15389484.0"/>
          <table:table-cell office:value-type="float" office:value="1.0"/>
          <table:table-cell office:value-type="float" office:value="30360.0"/>
          <table:table-cell office:value-type="float" office:value="3531502.0"/>
          <table:table-cell office:value-type="float" office:value="18921243.0"/>
          <table:table-cell office:value-type="float" office:value="5964.0"/>
          <table:table-cell office:value-type="float" office:value="19939.0"/>
          <table:table-cell office:value-type="float" office:value="42340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25])" office:value-type="float"/>
          <table:table-cell table:formula="of:=MIN([.$C25])" office:value-type="float"/>
          <table:table-cell table:formula="of:=MIN([.$D25])" office:value-type="float"/>
          <table:table-cell table:formula="of:=MIN([.$E25])" office:value-type="float"/>
          <table:table-cell table:formula="of:=MIN([.$F25])" office:value-type="float"/>
          <table:table-cell table:formula="of:=MIN([.$G25])" office:value-type="float"/>
          <table:table-cell table:formula="of:=MIN([.$H25])" office:value-type="float"/>
          <table:table-cell table:formula="of:=MIN([.$I25])" office:value-type="float"/>
          <table:table-cell table:formula="of:=MIN([.$J25])" office:value-type="float"/>
          <table:table-cell table:formula="of:=MIN([.$K25])" office:value-type="float"/>
          <table:table-cell table:formula="of:=MIN([.$L25])" office:value-type="float"/>
          <table:table-cell table:formula="of:=MIN([.$M25])" office:value-type="float"/>
          <table:table-cell table:formula="of:=MIN([.$N25])" office:value-type="float"/>
          <table:table-cell table:formula="of:=MIN([.$O25])" office:value-type="float"/>
          <table:table-cell table:formula="of:=MEDIAN([.$B25])" office:value-type="float"/>
          <table:table-cell table:formula="of:=MEDIAN([.$C25])" office:value-type="float"/>
          <table:table-cell table:formula="of:=MEDIAN([.$D25])" office:value-type="float"/>
          <table:table-cell table:formula="of:=MEDIAN([.$E25])" office:value-type="float"/>
          <table:table-cell table:formula="of:=MEDIAN([.$F25])" office:value-type="float"/>
          <table:table-cell table:formula="of:=MEDIAN([.$G25])" office:value-type="float"/>
          <table:table-cell table:formula="of:=MEDIAN([.$H25])" office:value-type="float"/>
          <table:table-cell table:formula="of:=MEDIAN([.$I25])" office:value-type="float"/>
          <table:table-cell table:formula="of:=MEDIAN([.$J25])" office:value-type="float"/>
          <table:table-cell table:formula="of:=MEDIAN([.$K25])" office:value-type="float"/>
          <table:table-cell table:formula="of:=MEDIAN([.$L25])" office:value-type="float"/>
          <table:table-cell table:formula="of:=MEDIAN([.$M25])" office:value-type="float"/>
          <table:table-cell table:formula="of:=MEDIAN([.$N25])" office:value-type="float"/>
          <table:table-cell table:formula="of:=MEDIAN([.$O25])" office:value-type="float"/>
          <table:table-cell table:formula="of:=MAX([.$B25])" office:value-type="float"/>
          <table:table-cell table:formula="of:=MAX([.$C25])" office:value-type="float"/>
          <table:table-cell table:formula="of:=MAX([.$D25])" office:value-type="float"/>
          <table:table-cell table:formula="of:=MAX([.$E25])" office:value-type="float"/>
          <table:table-cell table:formula="of:=MAX([.$F25])" office:value-type="float"/>
          <table:table-cell table:formula="of:=MAX([.$G25])" office:value-type="float"/>
          <table:table-cell table:formula="of:=MAX([.$H25])" office:value-type="float"/>
          <table:table-cell table:formula="of:=MAX([.$I25])" office:value-type="float"/>
          <table:table-cell table:formula="of:=MAX([.$J25])" office:value-type="float"/>
          <table:table-cell table:formula="of:=MAX([.$K25])" office:value-type="float"/>
          <table:table-cell table:formula="of:=MAX([.$L25])" office:value-type="float"/>
          <table:table-cell table:formula="of:=MAX([.$M25])" office:value-type="float"/>
          <table:table-cell table:formula="of:=MAX([.$N25])" office:value-type="float"/>
          <table:table-cell table:formula="of:=MAX([.$O25])" office:value-type="float"/>
        </table:table-row>
        <table:table-row table:style-name="ro1">
          <table:table-cell office:value-type="string">
            <text:p>structured/x7_y6_r4/x7_y6_n42_r4_s4_ps1_pr4_u4_o4_l4_N004.lp</text:p>
          </table:table-cell>
          <table:table-cell office:value-type="float" office:value="1200.0"/>
          <table:table-cell office:value-type="float" office:value="1200.007"/>
          <table:table-cell office:value-type="float" office:value="1199.91"/>
          <table:table-cell office:value-type="float" office:value="15322580.0"/>
          <table:table-cell office:value-type="float" office:value="1.0"/>
          <table:table-cell office:value-type="float" office:value="35836.0"/>
          <table:table-cell office:value-type="float" office:value="4738077.0"/>
          <table:table-cell office:value-type="float" office:value="20060886.0"/>
          <table:table-cell office:value-type="float" office:value="5964.0"/>
          <table:table-cell office:value-type="float" office:value="19939.0"/>
          <table:table-cell office:value-type="float" office:value="42340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26])" office:value-type="float"/>
          <table:table-cell table:formula="of:=MIN([.$C26])" office:value-type="float"/>
          <table:table-cell table:formula="of:=MIN([.$D26])" office:value-type="float"/>
          <table:table-cell table:formula="of:=MIN([.$E26])" office:value-type="float"/>
          <table:table-cell table:formula="of:=MIN([.$F26])" office:value-type="float"/>
          <table:table-cell table:formula="of:=MIN([.$G26])" office:value-type="float"/>
          <table:table-cell table:formula="of:=MIN([.$H26])" office:value-type="float"/>
          <table:table-cell table:formula="of:=MIN([.$I26])" office:value-type="float"/>
          <table:table-cell table:formula="of:=MIN([.$J26])" office:value-type="float"/>
          <table:table-cell table:formula="of:=MIN([.$K26])" office:value-type="float"/>
          <table:table-cell table:formula="of:=MIN([.$L26])" office:value-type="float"/>
          <table:table-cell table:formula="of:=MIN([.$M26])" office:value-type="float"/>
          <table:table-cell table:formula="of:=MIN([.$N26])" office:value-type="float"/>
          <table:table-cell table:formula="of:=MIN([.$O26])" office:value-type="float"/>
          <table:table-cell table:formula="of:=MEDIAN([.$B26])" office:value-type="float"/>
          <table:table-cell table:formula="of:=MEDIAN([.$C26])" office:value-type="float"/>
          <table:table-cell table:formula="of:=MEDIAN([.$D26])" office:value-type="float"/>
          <table:table-cell table:formula="of:=MEDIAN([.$E26])" office:value-type="float"/>
          <table:table-cell table:formula="of:=MEDIAN([.$F26])" office:value-type="float"/>
          <table:table-cell table:formula="of:=MEDIAN([.$G26])" office:value-type="float"/>
          <table:table-cell table:formula="of:=MEDIAN([.$H26])" office:value-type="float"/>
          <table:table-cell table:formula="of:=MEDIAN([.$I26])" office:value-type="float"/>
          <table:table-cell table:formula="of:=MEDIAN([.$J26])" office:value-type="float"/>
          <table:table-cell table:formula="of:=MEDIAN([.$K26])" office:value-type="float"/>
          <table:table-cell table:formula="of:=MEDIAN([.$L26])" office:value-type="float"/>
          <table:table-cell table:formula="of:=MEDIAN([.$M26])" office:value-type="float"/>
          <table:table-cell table:formula="of:=MEDIAN([.$N26])" office:value-type="float"/>
          <table:table-cell table:formula="of:=MEDIAN([.$O26])" office:value-type="float"/>
          <table:table-cell table:formula="of:=MAX([.$B26])" office:value-type="float"/>
          <table:table-cell table:formula="of:=MAX([.$C26])" office:value-type="float"/>
          <table:table-cell table:formula="of:=MAX([.$D26])" office:value-type="float"/>
          <table:table-cell table:formula="of:=MAX([.$E26])" office:value-type="float"/>
          <table:table-cell table:formula="of:=MAX([.$F26])" office:value-type="float"/>
          <table:table-cell table:formula="of:=MAX([.$G26])" office:value-type="float"/>
          <table:table-cell table:formula="of:=MAX([.$H26])" office:value-type="float"/>
          <table:table-cell table:formula="of:=MAX([.$I26])" office:value-type="float"/>
          <table:table-cell table:formula="of:=MAX([.$J26])" office:value-type="float"/>
          <table:table-cell table:formula="of:=MAX([.$K26])" office:value-type="float"/>
          <table:table-cell table:formula="of:=MAX([.$L26])" office:value-type="float"/>
          <table:table-cell table:formula="of:=MAX([.$M26])" office:value-type="float"/>
          <table:table-cell table:formula="of:=MAX([.$N26])" office:value-type="float"/>
          <table:table-cell table:formula="of:=MAX([.$O26])" office:value-type="float"/>
        </table:table-row>
        <table:table-row table:style-name="ro1">
          <table:table-cell office:value-type="string">
            <text:p>structured/x7_y6_r4/x7_y6_n42_r4_s4_ps1_pr4_u4_o4_l4_N005.lp</text:p>
          </table:table-cell>
          <table:table-cell office:value-type="float" office:value="1200.0"/>
          <table:table-cell office:value-type="float" office:value="1199.971"/>
          <table:table-cell office:value-type="float" office:value="1199.88"/>
          <table:table-cell office:value-type="float" office:value="14917006.0"/>
          <table:table-cell office:value-type="float" office:value="1.0"/>
          <table:table-cell office:value-type="float" office:value="32766.0"/>
          <table:table-cell office:value-type="float" office:value="4790345.0"/>
          <table:table-cell office:value-type="float" office:value="19707611.0"/>
          <table:table-cell office:value-type="float" office:value="5964.0"/>
          <table:table-cell office:value-type="float" office:value="19939.0"/>
          <table:table-cell office:value-type="float" office:value="42340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27])" office:value-type="float"/>
          <table:table-cell table:formula="of:=MIN([.$C27])" office:value-type="float"/>
          <table:table-cell table:formula="of:=MIN([.$D27])" office:value-type="float"/>
          <table:table-cell table:formula="of:=MIN([.$E27])" office:value-type="float"/>
          <table:table-cell table:formula="of:=MIN([.$F27])" office:value-type="float"/>
          <table:table-cell table:formula="of:=MIN([.$G27])" office:value-type="float"/>
          <table:table-cell table:formula="of:=MIN([.$H27])" office:value-type="float"/>
          <table:table-cell table:formula="of:=MIN([.$I27])" office:value-type="float"/>
          <table:table-cell table:formula="of:=MIN([.$J27])" office:value-type="float"/>
          <table:table-cell table:formula="of:=MIN([.$K27])" office:value-type="float"/>
          <table:table-cell table:formula="of:=MIN([.$L27])" office:value-type="float"/>
          <table:table-cell table:formula="of:=MIN([.$M27])" office:value-type="float"/>
          <table:table-cell table:formula="of:=MIN([.$N27])" office:value-type="float"/>
          <table:table-cell table:formula="of:=MIN([.$O27])" office:value-type="float"/>
          <table:table-cell table:formula="of:=MEDIAN([.$B27])" office:value-type="float"/>
          <table:table-cell table:formula="of:=MEDIAN([.$C27])" office:value-type="float"/>
          <table:table-cell table:formula="of:=MEDIAN([.$D27])" office:value-type="float"/>
          <table:table-cell table:formula="of:=MEDIAN([.$E27])" office:value-type="float"/>
          <table:table-cell table:formula="of:=MEDIAN([.$F27])" office:value-type="float"/>
          <table:table-cell table:formula="of:=MEDIAN([.$G27])" office:value-type="float"/>
          <table:table-cell table:formula="of:=MEDIAN([.$H27])" office:value-type="float"/>
          <table:table-cell table:formula="of:=MEDIAN([.$I27])" office:value-type="float"/>
          <table:table-cell table:formula="of:=MEDIAN([.$J27])" office:value-type="float"/>
          <table:table-cell table:formula="of:=MEDIAN([.$K27])" office:value-type="float"/>
          <table:table-cell table:formula="of:=MEDIAN([.$L27])" office:value-type="float"/>
          <table:table-cell table:formula="of:=MEDIAN([.$M27])" office:value-type="float"/>
          <table:table-cell table:formula="of:=MEDIAN([.$N27])" office:value-type="float"/>
          <table:table-cell table:formula="of:=MEDIAN([.$O27])" office:value-type="float"/>
          <table:table-cell table:formula="of:=MAX([.$B27])" office:value-type="float"/>
          <table:table-cell table:formula="of:=MAX([.$C27])" office:value-type="float"/>
          <table:table-cell table:formula="of:=MAX([.$D27])" office:value-type="float"/>
          <table:table-cell table:formula="of:=MAX([.$E27])" office:value-type="float"/>
          <table:table-cell table:formula="of:=MAX([.$F27])" office:value-type="float"/>
          <table:table-cell table:formula="of:=MAX([.$G27])" office:value-type="float"/>
          <table:table-cell table:formula="of:=MAX([.$H27])" office:value-type="float"/>
          <table:table-cell table:formula="of:=MAX([.$I27])" office:value-type="float"/>
          <table:table-cell table:formula="of:=MAX([.$J27])" office:value-type="float"/>
          <table:table-cell table:formula="of:=MAX([.$K27])" office:value-type="float"/>
          <table:table-cell table:formula="of:=MAX([.$L27])" office:value-type="float"/>
          <table:table-cell table:formula="of:=MAX([.$M27])" office:value-type="float"/>
          <table:table-cell table:formula="of:=MAX([.$N27])" office:value-type="float"/>
          <table:table-cell table:formula="of:=MAX([.$O27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27])" office:value-type="float"/>
          <table:table-cell table:formula="of:=SUM([.C3:.C27])" office:value-type="float"/>
          <table:table-cell table:formula="of:=SUM([.D3:.D27])" office:value-type="float"/>
          <table:table-cell table:formula="of:=SUM([.E3:.E27])" office:value-type="float"/>
          <table:table-cell table:formula="of:=SUM([.F3:.F27])" office:value-type="float"/>
          <table:table-cell table:formula="of:=SUM([.G3:.G27])" office:value-type="float"/>
          <table:table-cell table:formula="of:=SUM([.H3:.H27])" office:value-type="float"/>
          <table:table-cell table:formula="of:=SUM([.I3:.I27])" office:value-type="float"/>
          <table:table-cell table:formula="of:=SUM([.J3:.J27])" office:value-type="float"/>
          <table:table-cell table:formula="of:=SUM([.K3:.K27])" office:value-type="float"/>
          <table:table-cell table:formula="of:=SUM([.L3:.L27])" office:value-type="float"/>
          <table:table-cell table:formula="of:=SUM([.M3:.M27])" office:value-type="float"/>
          <table:table-cell table:formula="of:=SUM([.N3:.N27])" office:value-type="float"/>
          <table:table-cell table:formula="of:=SUM([.O3:.O27])" office:value-type="float"/>
          <table:table-cell table:formula="of:=SUM([.P3:.P27])" office:value-type="float"/>
          <table:table-cell table:formula="of:=SUM([.Q3:.Q27])" office:value-type="float"/>
          <table:table-cell table:formula="of:=SUM([.R3:.R27])" office:value-type="float"/>
          <table:table-cell table:formula="of:=SUM([.S3:.S27])" office:value-type="float"/>
          <table:table-cell table:formula="of:=SUM([.T3:.T27])" office:value-type="float"/>
          <table:table-cell table:formula="of:=SUM([.U3:.U27])" office:value-type="float"/>
          <table:table-cell table:formula="of:=SUM([.V3:.V27])" office:value-type="float"/>
          <table:table-cell table:formula="of:=SUM([.W3:.W27])" office:value-type="float"/>
          <table:table-cell table:formula="of:=SUM([.X3:.X27])" office:value-type="float"/>
          <table:table-cell table:formula="of:=SUM([.Y3:.Y27])" office:value-type="float"/>
          <table:table-cell table:formula="of:=SUM([.Z3:.Z27])" office:value-type="float"/>
          <table:table-cell table:formula="of:=SUM([.AA3:.AA27])" office:value-type="float"/>
          <table:table-cell table:formula="of:=SUM([.AB3:.AB27])" office:value-type="float"/>
          <table:table-cell table:formula="of:=SUM([.AC3:.AC27])" office:value-type="float"/>
          <table:table-cell table:formula="of:=SUM([.AD3:.AD27])" office:value-type="float"/>
          <table:table-cell table:formula="of:=SUM([.AE3:.AE27])" office:value-type="float"/>
          <table:table-cell table:formula="of:=SUM([.AF3:.AF27])" office:value-type="float"/>
          <table:table-cell table:formula="of:=SUM([.AG3:.AG27])" office:value-type="float"/>
          <table:table-cell table:formula="of:=SUM([.AH3:.AH27])" office:value-type="float"/>
          <table:table-cell table:formula="of:=SUM([.AI3:.AI27])" office:value-type="float"/>
          <table:table-cell table:formula="of:=SUM([.AJ3:.AJ27])" office:value-type="float"/>
          <table:table-cell table:formula="of:=SUM([.AK3:.AK27])" office:value-type="float"/>
          <table:table-cell table:formula="of:=SUM([.AL3:.AL27])" office:value-type="float"/>
          <table:table-cell table:formula="of:=SUM([.AM3:.AM27])" office:value-type="float"/>
          <table:table-cell table:formula="of:=SUM([.AN3:.AN27])" office:value-type="float"/>
          <table:table-cell table:formula="of:=SUM([.AO3:.AO27])" office:value-type="float"/>
          <table:table-cell table:formula="of:=SUM([.AP3:.AP27])" office:value-type="float"/>
          <table:table-cell table:formula="of:=SUM([.AQ3:.AQ27])" office:value-type="float"/>
          <table:table-cell table:formula="of:=SUM([.AR3:.AR27])" office:value-type="float"/>
          <table:table-cell table:formula="of:=SUM([.AS3:.AS27])" office:value-type="float"/>
          <table:table-cell table:formula="of:=SUM([.AT3:.AT27])" office:value-type="float"/>
          <table:table-cell table:formula="of:=SUM([.AU3:.AU27])" office:value-type="float"/>
          <table:table-cell table:formula="of:=SUM([.AV3:.AV27])" office:value-type="float"/>
          <table:table-cell table:formula="of:=SUM([.AW3:.AW27])" office:value-type="float"/>
          <table:table-cell table:formula="of:=SUM([.AX3:.AX27])" office:value-type="float"/>
          <table:table-cell table:formula="of:=SUM([.AY3:.AY27])" office:value-type="float"/>
          <table:table-cell table:formula="of:=SUM([.AZ3:.AZ27])" office:value-type="float"/>
          <table:table-cell table:formula="of:=SUM([.BA3:.BA27])" office:value-type="float"/>
          <table:table-cell table:formula="of:=SUM([.BB3:.BB27])" office:value-type="float"/>
          <table:table-cell table:formula="of:=SUM([.BC3:.BC27])" office:value-type="float"/>
          <table:table-cell table:formula="of:=SUM([.BD3:.BD27])" office:value-type="float"/>
          <table:table-cell table:formula="of:=SUM([.BE3:.BE27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27])" office:value-type="float"/>
          <table:table-cell table:formula="of:=AVERAGE([.C3:.C27])" office:value-type="float"/>
          <table:table-cell table:formula="of:=AVERAGE([.D3:.D27])" office:value-type="float"/>
          <table:table-cell table:formula="of:=AVERAGE([.E3:.E27])" office:value-type="float"/>
          <table:table-cell table:formula="of:=AVERAGE([.F3:.F27])" office:value-type="float"/>
          <table:table-cell table:formula="of:=AVERAGE([.G3:.G27])" office:value-type="float"/>
          <table:table-cell table:formula="of:=AVERAGE([.H3:.H27])" office:value-type="float"/>
          <table:table-cell table:formula="of:=AVERAGE([.I3:.I27])" office:value-type="float"/>
          <table:table-cell table:formula="of:=AVERAGE([.J3:.J27])" office:value-type="float"/>
          <table:table-cell table:formula="of:=AVERAGE([.K3:.K27])" office:value-type="float"/>
          <table:table-cell table:formula="of:=AVERAGE([.L3:.L27])" office:value-type="float"/>
          <table:table-cell table:formula="of:=AVERAGE([.M3:.M27])" office:value-type="float"/>
          <table:table-cell table:formula="of:=AVERAGE([.N3:.N27])" office:value-type="float"/>
          <table:table-cell table:formula="of:=AVERAGE([.O3:.O27])" office:value-type="float"/>
          <table:table-cell table:formula="of:=AVERAGE([.P3:.P27])" office:value-type="float"/>
          <table:table-cell table:formula="of:=AVERAGE([.Q3:.Q27])" office:value-type="float"/>
          <table:table-cell table:formula="of:=AVERAGE([.R3:.R27])" office:value-type="float"/>
          <table:table-cell table:formula="of:=AVERAGE([.S3:.S27])" office:value-type="float"/>
          <table:table-cell table:formula="of:=AVERAGE([.T3:.T27])" office:value-type="float"/>
          <table:table-cell table:formula="of:=AVERAGE([.U3:.U27])" office:value-type="float"/>
          <table:table-cell table:formula="of:=AVERAGE([.V3:.V27])" office:value-type="float"/>
          <table:table-cell table:formula="of:=AVERAGE([.W3:.W27])" office:value-type="float"/>
          <table:table-cell table:formula="of:=AVERAGE([.X3:.X27])" office:value-type="float"/>
          <table:table-cell table:formula="of:=AVERAGE([.Y3:.Y27])" office:value-type="float"/>
          <table:table-cell table:formula="of:=AVERAGE([.Z3:.Z27])" office:value-type="float"/>
          <table:table-cell table:formula="of:=AVERAGE([.AA3:.AA27])" office:value-type="float"/>
          <table:table-cell table:formula="of:=AVERAGE([.AB3:.AB27])" office:value-type="float"/>
          <table:table-cell table:formula="of:=AVERAGE([.AC3:.AC27])" office:value-type="float"/>
          <table:table-cell table:formula="of:=AVERAGE([.AD3:.AD27])" office:value-type="float"/>
          <table:table-cell table:formula="of:=AVERAGE([.AE3:.AE27])" office:value-type="float"/>
          <table:table-cell table:formula="of:=AVERAGE([.AF3:.AF27])" office:value-type="float"/>
          <table:table-cell table:formula="of:=AVERAGE([.AG3:.AG27])" office:value-type="float"/>
          <table:table-cell table:formula="of:=AVERAGE([.AH3:.AH27])" office:value-type="float"/>
          <table:table-cell table:formula="of:=AVERAGE([.AI3:.AI27])" office:value-type="float"/>
          <table:table-cell table:formula="of:=AVERAGE([.AJ3:.AJ27])" office:value-type="float"/>
          <table:table-cell table:formula="of:=AVERAGE([.AK3:.AK27])" office:value-type="float"/>
          <table:table-cell table:formula="of:=AVERAGE([.AL3:.AL27])" office:value-type="float"/>
          <table:table-cell table:formula="of:=AVERAGE([.AM3:.AM27])" office:value-type="float"/>
          <table:table-cell table:formula="of:=AVERAGE([.AN3:.AN27])" office:value-type="float"/>
          <table:table-cell table:formula="of:=AVERAGE([.AO3:.AO27])" office:value-type="float"/>
          <table:table-cell table:formula="of:=AVERAGE([.AP3:.AP27])" office:value-type="float"/>
          <table:table-cell table:formula="of:=AVERAGE([.AQ3:.AQ27])" office:value-type="float"/>
          <table:table-cell table:formula="of:=AVERAGE([.AR3:.AR27])" office:value-type="float"/>
          <table:table-cell table:formula="of:=AVERAGE([.AS3:.AS27])" office:value-type="float"/>
          <table:table-cell table:formula="of:=AVERAGE([.AT3:.AT27])" office:value-type="float"/>
          <table:table-cell table:formula="of:=AVERAGE([.AU3:.AU27])" office:value-type="float"/>
          <table:table-cell table:formula="of:=AVERAGE([.AV3:.AV27])" office:value-type="float"/>
          <table:table-cell table:formula="of:=AVERAGE([.AW3:.AW27])" office:value-type="float"/>
          <table:table-cell table:formula="of:=AVERAGE([.AX3:.AX27])" office:value-type="float"/>
          <table:table-cell table:formula="of:=AVERAGE([.AY3:.AY27])" office:value-type="float"/>
          <table:table-cell table:formula="of:=AVERAGE([.AZ3:.AZ27])" office:value-type="float"/>
          <table:table-cell table:formula="of:=AVERAGE([.BA3:.BA27])" office:value-type="float"/>
          <table:table-cell table:formula="of:=AVERAGE([.BB3:.BB27])" office:value-type="float"/>
          <table:table-cell table:formula="of:=AVERAGE([.BC3:.BC27])" office:value-type="float"/>
          <table:table-cell table:formula="of:=AVERAGE([.BD3:.BD27])" office:value-type="float"/>
          <table:table-cell table:formula="of:=AVERAGE([.BE3:.BE27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27])" office:value-type="float"/>
          <table:table-cell table:formula="of:=STDEV([.C3:.C27])" office:value-type="float"/>
          <table:table-cell table:formula="of:=STDEV([.D3:.D27])" office:value-type="float"/>
          <table:table-cell table:formula="of:=STDEV([.E3:.E27])" office:value-type="float"/>
          <table:table-cell table:formula="of:=STDEV([.F3:.F27])" office:value-type="float"/>
          <table:table-cell table:formula="of:=STDEV([.G3:.G27])" office:value-type="float"/>
          <table:table-cell table:formula="of:=STDEV([.H3:.H27])" office:value-type="float"/>
          <table:table-cell table:formula="of:=STDEV([.I3:.I27])" office:value-type="float"/>
          <table:table-cell table:formula="of:=STDEV([.J3:.J27])" office:value-type="float"/>
          <table:table-cell table:formula="of:=STDEV([.K3:.K27])" office:value-type="float"/>
          <table:table-cell table:formula="of:=STDEV([.L3:.L27])" office:value-type="float"/>
          <table:table-cell table:formula="of:=STDEV([.M3:.M27])" office:value-type="float"/>
          <table:table-cell table:formula="of:=STDEV([.N3:.N27])" office:value-type="float"/>
          <table:table-cell table:formula="of:=STDEV([.O3:.O27])" office:value-type="float"/>
          <table:table-cell table:formula="of:=STDEV([.P3:.P27])" office:value-type="float"/>
          <table:table-cell table:formula="of:=STDEV([.Q3:.Q27])" office:value-type="float"/>
          <table:table-cell table:formula="of:=STDEV([.R3:.R27])" office:value-type="float"/>
          <table:table-cell table:formula="of:=STDEV([.S3:.S27])" office:value-type="float"/>
          <table:table-cell table:formula="of:=STDEV([.T3:.T27])" office:value-type="float"/>
          <table:table-cell table:formula="of:=STDEV([.U3:.U27])" office:value-type="float"/>
          <table:table-cell table:formula="of:=STDEV([.V3:.V27])" office:value-type="float"/>
          <table:table-cell table:formula="of:=STDEV([.W3:.W27])" office:value-type="float"/>
          <table:table-cell table:formula="of:=STDEV([.X3:.X27])" office:value-type="float"/>
          <table:table-cell table:formula="of:=STDEV([.Y3:.Y27])" office:value-type="float"/>
          <table:table-cell table:formula="of:=STDEV([.Z3:.Z27])" office:value-type="float"/>
          <table:table-cell table:formula="of:=STDEV([.AA3:.AA27])" office:value-type="float"/>
          <table:table-cell table:formula="of:=STDEV([.AB3:.AB27])" office:value-type="float"/>
          <table:table-cell table:formula="of:=STDEV([.AC3:.AC27])" office:value-type="float"/>
          <table:table-cell table:formula="of:=STDEV([.AD3:.AD27])" office:value-type="float"/>
          <table:table-cell table:formula="of:=STDEV([.AE3:.AE27])" office:value-type="float"/>
          <table:table-cell table:formula="of:=STDEV([.AF3:.AF27])" office:value-type="float"/>
          <table:table-cell table:formula="of:=STDEV([.AG3:.AG27])" office:value-type="float"/>
          <table:table-cell table:formula="of:=STDEV([.AH3:.AH27])" office:value-type="float"/>
          <table:table-cell table:formula="of:=STDEV([.AI3:.AI27])" office:value-type="float"/>
          <table:table-cell table:formula="of:=STDEV([.AJ3:.AJ27])" office:value-type="float"/>
          <table:table-cell table:formula="of:=STDEV([.AK3:.AK27])" office:value-type="float"/>
          <table:table-cell table:formula="of:=STDEV([.AL3:.AL27])" office:value-type="float"/>
          <table:table-cell table:formula="of:=STDEV([.AM3:.AM27])" office:value-type="float"/>
          <table:table-cell table:formula="of:=STDEV([.AN3:.AN27])" office:value-type="float"/>
          <table:table-cell table:formula="of:=STDEV([.AO3:.AO27])" office:value-type="float"/>
          <table:table-cell table:formula="of:=STDEV([.AP3:.AP27])" office:value-type="float"/>
          <table:table-cell table:formula="of:=STDEV([.AQ3:.AQ27])" office:value-type="float"/>
          <table:table-cell table:formula="of:=STDEV([.AR3:.AR27])" office:value-type="float"/>
          <table:table-cell table:formula="of:=STDEV([.AS3:.AS27])" office:value-type="float"/>
          <table:table-cell table:formula="of:=STDEV([.AT3:.AT27])" office:value-type="float"/>
          <table:table-cell table:formula="of:=STDEV([.AU3:.AU27])" office:value-type="float"/>
          <table:table-cell table:formula="of:=STDEV([.AV3:.AV27])" office:value-type="float"/>
          <table:table-cell table:formula="of:=STDEV([.AW3:.AW27])" office:value-type="float"/>
          <table:table-cell table:formula="of:=STDEV([.AX3:.AX27])" office:value-type="float"/>
          <table:table-cell table:formula="of:=STDEV([.AY3:.AY27])" office:value-type="float"/>
          <table:table-cell table:formula="of:=STDEV([.AZ3:.AZ27])" office:value-type="float"/>
          <table:table-cell table:formula="of:=STDEV([.BA3:.BA27])" office:value-type="float"/>
          <table:table-cell table:formula="of:=STDEV([.BB3:.BB27])" office:value-type="float"/>
          <table:table-cell table:formula="of:=STDEV([.BC3:.BC27])" office:value-type="float"/>
          <table:table-cell table:formula="of:=STDEV([.BD3:.BD27])" office:value-type="float"/>
          <table:table-cell table:formula="of:=STDEV([.BE3:.BE27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27]-[.$P3:.$P27])^2)^0.5" office:value-type="float"/>
          <table:table-cell table:number-matrix-columns-spanned="1" table:number-matrix-rows-spanned="1" table:formula="of:=SUM(([.C3:.C27]-[.$Q3:.$Q27])^2)^0.5" office:value-type="float"/>
          <table:table-cell table:number-matrix-columns-spanned="1" table:number-matrix-rows-spanned="1" table:formula="of:=SUM(([.D3:.D27]-[.$R3:.$R27])^2)^0.5" office:value-type="float"/>
          <table:table-cell table:number-matrix-columns-spanned="1" table:number-matrix-rows-spanned="1" table:formula="of:=SUM(([.E3:.E27]-[.$S3:.$S27])^2)^0.5" office:value-type="float"/>
          <table:table-cell table:number-matrix-columns-spanned="1" table:number-matrix-rows-spanned="1" table:formula="of:=SUM(([.F3:.F27]-[.$T3:.$T27])^2)^0.5" office:value-type="float"/>
          <table:table-cell table:number-matrix-columns-spanned="1" table:number-matrix-rows-spanned="1" table:formula="of:=SUM(([.G3:.G27]-[.$U3:.$U27])^2)^0.5" office:value-type="float"/>
          <table:table-cell table:number-matrix-columns-spanned="1" table:number-matrix-rows-spanned="1" table:formula="of:=SUM(([.H3:.H27]-[.$V3:.$V27])^2)^0.5" office:value-type="float"/>
          <table:table-cell table:number-matrix-columns-spanned="1" table:number-matrix-rows-spanned="1" table:formula="of:=SUM(([.I3:.I27]-[.$W3:.$W27])^2)^0.5" office:value-type="float"/>
          <table:table-cell table:number-matrix-columns-spanned="1" table:number-matrix-rows-spanned="1" table:formula="of:=SUM(([.J3:.J27]-[.$X3:.$X27])^2)^0.5" office:value-type="float"/>
          <table:table-cell table:number-matrix-columns-spanned="1" table:number-matrix-rows-spanned="1" table:formula="of:=SUM(([.K3:.K27]-[.$Y3:.$Y27])^2)^0.5" office:value-type="float"/>
          <table:table-cell table:number-matrix-columns-spanned="1" table:number-matrix-rows-spanned="1" table:formula="of:=SUM(([.L3:.L27]-[.$Z3:.$Z27])^2)^0.5" office:value-type="float"/>
          <table:table-cell table:number-matrix-columns-spanned="1" table:number-matrix-rows-spanned="1" table:formula="of:=SUM(([.M3:.M27]-[.$AA3:.$AA27])^2)^0.5" office:value-type="float"/>
          <table:table-cell table:number-matrix-columns-spanned="1" table:number-matrix-rows-spanned="1" table:formula="of:=SUM(([.N3:.N27]-[.$AB3:.$AB27])^2)^0.5" office:value-type="float"/>
          <table:table-cell table:number-matrix-columns-spanned="1" table:number-matrix-rows-spanned="1" table:formula="of:=SUM(([.O3:.O27]-[.$AC3:.$AC27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27]=[.$P3:.$P27])" office:value-type="float"/>
          <table:table-cell table:number-matrix-columns-spanned="1" table:number-matrix-rows-spanned="1" table:formula="of:=SUM([.C3:.C27]=[.$Q3:.$Q27])" office:value-type="float"/>
          <table:table-cell table:number-matrix-columns-spanned="1" table:number-matrix-rows-spanned="1" table:formula="of:=SUM([.D3:.D27]=[.$R3:.$R27])" office:value-type="float"/>
          <table:table-cell table:number-matrix-columns-spanned="1" table:number-matrix-rows-spanned="1" table:formula="of:=SUM([.E3:.E27]=[.$S3:.$S27])" office:value-type="float"/>
          <table:table-cell table:number-matrix-columns-spanned="1" table:number-matrix-rows-spanned="1" table:formula="of:=SUM([.F3:.F27]=[.$T3:.$T27])" office:value-type="float"/>
          <table:table-cell table:number-matrix-columns-spanned="1" table:number-matrix-rows-spanned="1" table:formula="of:=SUM([.G3:.G27]=[.$U3:.$U27])" office:value-type="float"/>
          <table:table-cell table:number-matrix-columns-spanned="1" table:number-matrix-rows-spanned="1" table:formula="of:=SUM([.H3:.H27]=[.$V3:.$V27])" office:value-type="float"/>
          <table:table-cell table:number-matrix-columns-spanned="1" table:number-matrix-rows-spanned="1" table:formula="of:=SUM([.I3:.I27]=[.$W3:.$W27])" office:value-type="float"/>
          <table:table-cell table:number-matrix-columns-spanned="1" table:number-matrix-rows-spanned="1" table:formula="of:=SUM([.J3:.J27]=[.$X3:.$X27])" office:value-type="float"/>
          <table:table-cell table:number-matrix-columns-spanned="1" table:number-matrix-rows-spanned="1" table:formula="of:=SUM([.K3:.K27]=[.$Y3:.$Y27])" office:value-type="float"/>
          <table:table-cell table:number-matrix-columns-spanned="1" table:number-matrix-rows-spanned="1" table:formula="of:=SUM([.L3:.L27]=[.$Z3:.$Z27])" office:value-type="float"/>
          <table:table-cell table:number-matrix-columns-spanned="1" table:number-matrix-rows-spanned="1" table:formula="of:=SUM([.M3:.M27]=[.$AA3:.$AA27])" office:value-type="float"/>
          <table:table-cell table:number-matrix-columns-spanned="1" table:number-matrix-rows-spanned="1" table:formula="of:=SUM([.N3:.N27]=[.$AB3:.$AB27])" office:value-type="float"/>
          <table:table-cell table:number-matrix-columns-spanned="1" table:number-matrix-rows-spanned="1" table:formula="of:=SUM([.O3:.O27]=[.$AC3:.$AC27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27]&lt;[.$AD3:.$AD27])" office:value-type="float"/>
          <table:table-cell table:number-matrix-columns-spanned="1" table:number-matrix-rows-spanned="1" table:formula="of:=SUM([.C3:.C27]&lt;[.$AE3:.$AE27])" office:value-type="float"/>
          <table:table-cell table:number-matrix-columns-spanned="1" table:number-matrix-rows-spanned="1" table:formula="of:=SUM([.D3:.D27]&lt;[.$AF3:.$AF27])" office:value-type="float"/>
          <table:table-cell table:number-matrix-columns-spanned="1" table:number-matrix-rows-spanned="1" table:formula="of:=SUM([.E3:.E27]&lt;[.$AG3:.$AG27])" office:value-type="float"/>
          <table:table-cell table:number-matrix-columns-spanned="1" table:number-matrix-rows-spanned="1" table:formula="of:=SUM([.F3:.F27]&lt;[.$AH3:.$AH27])" office:value-type="float"/>
          <table:table-cell table:number-matrix-columns-spanned="1" table:number-matrix-rows-spanned="1" table:formula="of:=SUM([.G3:.G27]&lt;[.$AI3:.$AI27])" office:value-type="float"/>
          <table:table-cell table:number-matrix-columns-spanned="1" table:number-matrix-rows-spanned="1" table:formula="of:=SUM([.H3:.H27]&lt;[.$AJ3:.$AJ27])" office:value-type="float"/>
          <table:table-cell table:number-matrix-columns-spanned="1" table:number-matrix-rows-spanned="1" table:formula="of:=SUM([.I3:.I27]&lt;[.$AK3:.$AK27])" office:value-type="float"/>
          <table:table-cell table:number-matrix-columns-spanned="1" table:number-matrix-rows-spanned="1" table:formula="of:=SUM([.J3:.J27]&lt;[.$AL3:.$AL27])" office:value-type="float"/>
          <table:table-cell table:number-matrix-columns-spanned="1" table:number-matrix-rows-spanned="1" table:formula="of:=SUM([.K3:.K27]&lt;[.$AM3:.$AM27])" office:value-type="float"/>
          <table:table-cell table:number-matrix-columns-spanned="1" table:number-matrix-rows-spanned="1" table:formula="of:=SUM([.L3:.L27]&lt;[.$AN3:.$AN27])" office:value-type="float"/>
          <table:table-cell table:number-matrix-columns-spanned="1" table:number-matrix-rows-spanned="1" table:formula="of:=SUM([.M3:.M27]&lt;[.$AO3:.$AO27])" office:value-type="float"/>
          <table:table-cell table:number-matrix-columns-spanned="1" table:number-matrix-rows-spanned="1" table:formula="of:=SUM([.N3:.N27]&lt;[.$AP3:.$AP27])" office:value-type="float"/>
          <table:table-cell table:number-matrix-columns-spanned="1" table:number-matrix-rows-spanned="1" table:formula="of:=SUM([.O3:.O27]&lt;[.$AQ3:.$AQ27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27]&gt;[.$AD3:.$AD27])" office:value-type="float"/>
          <table:table-cell table:number-matrix-columns-spanned="1" table:number-matrix-rows-spanned="1" table:formula="of:=SUM([.C3:.C27]&gt;[.$AE3:.$AE27])" office:value-type="float"/>
          <table:table-cell table:number-matrix-columns-spanned="1" table:number-matrix-rows-spanned="1" table:formula="of:=SUM([.D3:.D27]&gt;[.$AF3:.$AF27])" office:value-type="float"/>
          <table:table-cell table:number-matrix-columns-spanned="1" table:number-matrix-rows-spanned="1" table:formula="of:=SUM([.E3:.E27]&gt;[.$AG3:.$AG27])" office:value-type="float"/>
          <table:table-cell table:number-matrix-columns-spanned="1" table:number-matrix-rows-spanned="1" table:formula="of:=SUM([.F3:.F27]&gt;[.$AH3:.$AH27])" office:value-type="float"/>
          <table:table-cell table:number-matrix-columns-spanned="1" table:number-matrix-rows-spanned="1" table:formula="of:=SUM([.G3:.G27]&gt;[.$AI3:.$AI27])" office:value-type="float"/>
          <table:table-cell table:number-matrix-columns-spanned="1" table:number-matrix-rows-spanned="1" table:formula="of:=SUM([.H3:.H27]&gt;[.$AJ3:.$AJ27])" office:value-type="float"/>
          <table:table-cell table:number-matrix-columns-spanned="1" table:number-matrix-rows-spanned="1" table:formula="of:=SUM([.I3:.I27]&gt;[.$AK3:.$AK27])" office:value-type="float"/>
          <table:table-cell table:number-matrix-columns-spanned="1" table:number-matrix-rows-spanned="1" table:formula="of:=SUM([.J3:.J27]&gt;[.$AL3:.$AL27])" office:value-type="float"/>
          <table:table-cell table:number-matrix-columns-spanned="1" table:number-matrix-rows-spanned="1" table:formula="of:=SUM([.K3:.K27]&gt;[.$AM3:.$AM27])" office:value-type="float"/>
          <table:table-cell table:number-matrix-columns-spanned="1" table:number-matrix-rows-spanned="1" table:formula="of:=SUM([.L3:.L27]&gt;[.$AN3:.$AN27])" office:value-type="float"/>
          <table:table-cell table:number-matrix-columns-spanned="1" table:number-matrix-rows-spanned="1" table:formula="of:=SUM([.M3:.M27]&gt;[.$AO3:.$AO27])" office:value-type="float"/>
          <table:table-cell table:number-matrix-columns-spanned="1" table:number-matrix-rows-spanned="1" table:formula="of:=SUM([.N3:.N27]&gt;[.$AP3:.$AP27])" office:value-type="float"/>
          <table:table-cell table:number-matrix-columns-spanned="1" table:number-matrix-rows-spanned="1" table:formula="of:=SUM([.O3:.O27]&gt;[.$AQ3:.$AQ27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27]=[.$AR3:.$AR27])" office:value-type="float"/>
          <table:table-cell table:number-matrix-columns-spanned="1" table:number-matrix-rows-spanned="1" table:formula="of:=SUM([.C3:.C27]=[.$AS3:.$AS27])" office:value-type="float"/>
          <table:table-cell table:number-matrix-columns-spanned="1" table:number-matrix-rows-spanned="1" table:formula="of:=SUM([.D3:.D27]=[.$AT3:.$AT27])" office:value-type="float"/>
          <table:table-cell table:number-matrix-columns-spanned="1" table:number-matrix-rows-spanned="1" table:formula="of:=SUM([.E3:.E27]=[.$AU3:.$AU27])" office:value-type="float"/>
          <table:table-cell table:number-matrix-columns-spanned="1" table:number-matrix-rows-spanned="1" table:formula="of:=SUM([.F3:.F27]=[.$AV3:.$AV27])" office:value-type="float"/>
          <table:table-cell table:number-matrix-columns-spanned="1" table:number-matrix-rows-spanned="1" table:formula="of:=SUM([.G3:.G27]=[.$AW3:.$AW27])" office:value-type="float"/>
          <table:table-cell table:number-matrix-columns-spanned="1" table:number-matrix-rows-spanned="1" table:formula="of:=SUM([.H3:.H27]=[.$AX3:.$AX27])" office:value-type="float"/>
          <table:table-cell table:number-matrix-columns-spanned="1" table:number-matrix-rows-spanned="1" table:formula="of:=SUM([.I3:.I27]=[.$AY3:.$AY27])" office:value-type="float"/>
          <table:table-cell table:number-matrix-columns-spanned="1" table:number-matrix-rows-spanned="1" table:formula="of:=SUM([.J3:.J27]=[.$AZ3:.$AZ27])" office:value-type="float"/>
          <table:table-cell table:number-matrix-columns-spanned="1" table:number-matrix-rows-spanned="1" table:formula="of:=SUM([.K3:.K27]=[.$BA3:.$BA27])" office:value-type="float"/>
          <table:table-cell table:number-matrix-columns-spanned="1" table:number-matrix-rows-spanned="1" table:formula="of:=SUM([.L3:.L27]=[.$BB3:.$BB27])" office:value-type="float"/>
          <table:table-cell table:number-matrix-columns-spanned="1" table:number-matrix-rows-spanned="1" table:formula="of:=SUM([.M3:.M27]=[.$BC3:.$BC27])" office:value-type="float"/>
          <table:table-cell table:number-matrix-columns-spanned="1" table:number-matrix-rows-spanned="1" table:formula="of:=SUM([.N3:.N27]=[.$BD3:.$BD27])" office:value-type="float"/>
          <table:table-cell table:number-matrix-columns-spanned="1" table:number-matrix-rows-spanned="1" table:formula="of:=SUM([.O3:.O27]=[.$BE3:.$BE27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column table:style-name="ta2co50" table:default-cell-style-name="Default"/>
        <table:table-column table:style-name="ta2co51" table:default-cell-style-name="Default"/>
        <table:table-column table:style-name="ta2co52" table:default-cell-style-name="Default"/>
        <table:table-column table:style-name="ta2co53" table:default-cell-style-name="Default"/>
        <table:table-column table:style-name="ta2co54" table:default-cell-style-name="Default"/>
        <table:table-column table:style-name="ta2co55" table:default-cell-style-name="Default"/>
        <table:table-column table:style-name="ta2co56" table:default-cell-style-name="Default"/>
        <table:table-column table:style-name="ta2co57" table:default-cell-style-name="Default"/>
        <table:table-column table:style-name="ta2co58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nc-1/without_constrain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</table:table-row>
        <table:table-row table:style-name="ro1">
          <table:table-cell office:value-type="string">
            <text:p>structured/x10_y10_r20</text:p>
          </table:table-cell>
          <table:table-cell table:formula="of:=AVERAGE([Instances.B3:Instances.B7])" office:value-type="float"/>
          <table:table-cell table:formula="of:=AVERAGE([Instances.C3:Instances.C7])" office:value-type="float"/>
          <table:table-cell table:formula="of:=AVERAGE([Instances.D3:Instances.D7])" office:value-type="float"/>
          <table:table-cell table:formula="of:=AVERAGE([Instances.E3:Instances.E7])" office:value-type="float"/>
          <table:table-cell table:formula="of:=SUM([Instances.F3:Instances.F7])" office:value-type="float"/>
          <table:table-cell table:formula="of:=AVERAGE([Instances.G3:Instances.G7])" office:value-type="float"/>
          <table:table-cell table:formula="of:=AVERAGE([Instances.H3:Instances.H7])" office:value-type="float"/>
          <table:table-cell table:formula="of:=AVERAGE([Instances.I3:Instances.I7])" office:value-type="float"/>
          <table:table-cell table:formula="of:=AVERAGE([Instances.J3:Instances.J7])" office:value-type="float"/>
          <table:table-cell table:formula="of:=AVERAGE([Instances.K3:Instances.K7])" office:value-type="float"/>
          <table:table-cell table:formula="of:=AVERAGE([Instances.L3:Instances.L7])" office:value-type="float"/>
          <table:table-cell table:formula="of:=AVERAGE([Instances.M3:Instances.M7])" office:value-type="float"/>
          <table:table-cell table:formula="of:=AVERAGE([Instances.N3:Instances.N7])" office:value-type="float"/>
          <table:table-cell table:formula="of:=AVERAGE([Instances.O3:Instances.O7])" office:value-type="float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</table:table-row>
        <table:table-row table:style-name="ro1">
          <table:table-cell office:value-type="string">
            <text:p>structured/x10_y12_r20</text:p>
          </table:table-cell>
          <table:table-cell table:formula="of:=AVERAGE([Instances.B8:Instances.B12])" office:value-type="float"/>
          <table:table-cell table:formula="of:=AVERAGE([Instances.C8:Instances.C12])" office:value-type="float"/>
          <table:table-cell table:formula="of:=AVERAGE([Instances.D8:Instances.D12])" office:value-type="float"/>
          <table:table-cell table:formula="of:=AVERAGE([Instances.E8:Instances.E12])" office:value-type="float"/>
          <table:table-cell table:formula="of:=SUM([Instances.F8:Instances.F12])" office:value-type="float"/>
          <table:table-cell table:formula="of:=AVERAGE([Instances.G8:Instances.G12])" office:value-type="float"/>
          <table:table-cell table:formula="of:=AVERAGE([Instances.H8:Instances.H12])" office:value-type="float"/>
          <table:table-cell table:formula="of:=AVERAGE([Instances.I8:Instances.I12])" office:value-type="float"/>
          <table:table-cell table:formula="of:=AVERAGE([Instances.J8:Instances.J12])" office:value-type="float"/>
          <table:table-cell table:formula="of:=AVERAGE([Instances.K8:Instances.K12])" office:value-type="float"/>
          <table:table-cell table:formula="of:=AVERAGE([Instances.L8:Instances.L12])" office:value-type="float"/>
          <table:table-cell table:formula="of:=AVERAGE([Instances.M8:Instances.M12])" office:value-type="float"/>
          <table:table-cell table:formula="of:=AVERAGE([Instances.N8:Instances.N12])" office:value-type="float"/>
          <table:table-cell table:formula="of:=AVERAGE([Instances.O8:Instances.O12])" office:value-type="float"/>
          <table:table-cell table:formula="of:=MIN([.$B4])" office:value-type="float"/>
          <table:table-cell table:formula="of:=MIN([.$C4])" office:value-type="float"/>
          <table:table-cell table:formula="of:=MIN([.$D4])" office:value-type="float"/>
          <table:table-cell table:formula="of:=MIN([.$E4])" office:value-type="float"/>
          <table:table-cell table:formula="of:=MIN([.$F4])" office:value-type="float"/>
          <table:table-cell table:formula="of:=MIN([.$G4])" office:value-type="float"/>
          <table:table-cell table:formula="of:=MIN([.$H4])" office:value-type="float"/>
          <table:table-cell table:formula="of:=MIN([.$I4])" office:value-type="float"/>
          <table:table-cell table:formula="of:=MIN([.$J4])" office:value-type="float"/>
          <table:table-cell table:formula="of:=MIN([.$K4])" office:value-type="float"/>
          <table:table-cell table:formula="of:=MIN([.$L4])" office:value-type="float"/>
          <table:table-cell table:formula="of:=MIN([.$M4])" office:value-type="float"/>
          <table:table-cell table:formula="of:=MIN([.$N4])" office:value-type="float"/>
          <table:table-cell table:formula="of:=MIN([.$O4])" office:value-type="float"/>
          <table:table-cell table:formula="of:=MEDIAN([.$B4])" office:value-type="float"/>
          <table:table-cell table:formula="of:=MEDIAN([.$C4])" office:value-type="float"/>
          <table:table-cell table:formula="of:=MEDIAN([.$D4])" office:value-type="float"/>
          <table:table-cell table:formula="of:=MEDIAN([.$E4])" office:value-type="float"/>
          <table:table-cell table:formula="of:=MEDIAN([.$F4])" office:value-type="float"/>
          <table:table-cell table:formula="of:=MEDIAN([.$G4])" office:value-type="float"/>
          <table:table-cell table:formula="of:=MEDIAN([.$H4])" office:value-type="float"/>
          <table:table-cell table:formula="of:=MEDIAN([.$I4])" office:value-type="float"/>
          <table:table-cell table:formula="of:=MEDIAN([.$J4])" office:value-type="float"/>
          <table:table-cell table:formula="of:=MEDIAN([.$K4])" office:value-type="float"/>
          <table:table-cell table:formula="of:=MEDIAN([.$L4])" office:value-type="float"/>
          <table:table-cell table:formula="of:=MEDIAN([.$M4])" office:value-type="float"/>
          <table:table-cell table:formula="of:=MEDIAN([.$N4])" office:value-type="float"/>
          <table:table-cell table:formula="of:=MEDIAN([.$O4])" office:value-type="float"/>
          <table:table-cell table:formula="of:=MAX([.$B4])" office:value-type="float"/>
          <table:table-cell table:formula="of:=MAX([.$C4])" office:value-type="float"/>
          <table:table-cell table:formula="of:=MAX([.$D4])" office:value-type="float"/>
          <table:table-cell table:formula="of:=MAX([.$E4])" office:value-type="float"/>
          <table:table-cell table:formula="of:=MAX([.$F4])" office:value-type="float"/>
          <table:table-cell table:formula="of:=MAX([.$G4])" office:value-type="float"/>
          <table:table-cell table:formula="of:=MAX([.$H4])" office:value-type="float"/>
          <table:table-cell table:formula="of:=MAX([.$I4])" office:value-type="float"/>
          <table:table-cell table:formula="of:=MAX([.$J4])" office:value-type="float"/>
          <table:table-cell table:formula="of:=MAX([.$K4])" office:value-type="float"/>
          <table:table-cell table:formula="of:=MAX([.$L4])" office:value-type="float"/>
          <table:table-cell table:formula="of:=MAX([.$M4])" office:value-type="float"/>
          <table:table-cell table:formula="of:=MAX([.$N4])" office:value-type="float"/>
          <table:table-cell table:formula="of:=MAX([.$O4])" office:value-type="float"/>
        </table:table-row>
        <table:table-row table:style-name="ro1">
          <table:table-cell office:value-type="string">
            <text:p>structured/x10_y6_r10</text:p>
          </table:table-cell>
          <table:table-cell table:formula="of:=AVERAGE([Instances.B13:Instances.B17])" office:value-type="float"/>
          <table:table-cell table:formula="of:=AVERAGE([Instances.C13:Instances.C17])" office:value-type="float"/>
          <table:table-cell table:formula="of:=AVERAGE([Instances.D13:Instances.D17])" office:value-type="float"/>
          <table:table-cell table:formula="of:=AVERAGE([Instances.E13:Instances.E17])" office:value-type="float"/>
          <table:table-cell table:formula="of:=SUM([Instances.F13:Instances.F17])" office:value-type="float"/>
          <table:table-cell table:formula="of:=AVERAGE([Instances.G13:Instances.G17])" office:value-type="float"/>
          <table:table-cell table:formula="of:=AVERAGE([Instances.H13:Instances.H17])" office:value-type="float"/>
          <table:table-cell table:formula="of:=AVERAGE([Instances.I13:Instances.I17])" office:value-type="float"/>
          <table:table-cell table:formula="of:=AVERAGE([Instances.J13:Instances.J17])" office:value-type="float"/>
          <table:table-cell table:formula="of:=AVERAGE([Instances.K13:Instances.K17])" office:value-type="float"/>
          <table:table-cell table:formula="of:=AVERAGE([Instances.L13:Instances.L17])" office:value-type="float"/>
          <table:table-cell table:formula="of:=AVERAGE([Instances.M13:Instances.M17])" office:value-type="float"/>
          <table:table-cell table:formula="of:=AVERAGE([Instances.N13:Instances.N17])" office:value-type="float"/>
          <table:table-cell table:formula="of:=AVERAGE([Instances.O13:Instances.O17])" office:value-type="float"/>
          <table:table-cell table:formula="of:=MIN([.$B5])" office:value-type="float"/>
          <table:table-cell table:formula="of:=MIN([.$C5])" office:value-type="float"/>
          <table:table-cell table:formula="of:=MIN([.$D5])" office:value-type="float"/>
          <table:table-cell table:formula="of:=MIN([.$E5])" office:value-type="float"/>
          <table:table-cell table:formula="of:=MIN([.$F5])" office:value-type="float"/>
          <table:table-cell table:formula="of:=MIN([.$G5])" office:value-type="float"/>
          <table:table-cell table:formula="of:=MIN([.$H5])" office:value-type="float"/>
          <table:table-cell table:formula="of:=MIN([.$I5])" office:value-type="float"/>
          <table:table-cell table:formula="of:=MIN([.$J5])" office:value-type="float"/>
          <table:table-cell table:formula="of:=MIN([.$K5])" office:value-type="float"/>
          <table:table-cell table:formula="of:=MIN([.$L5])" office:value-type="float"/>
          <table:table-cell table:formula="of:=MIN([.$M5])" office:value-type="float"/>
          <table:table-cell table:formula="of:=MIN([.$N5])" office:value-type="float"/>
          <table:table-cell table:formula="of:=MIN([.$O5])" office:value-type="float"/>
          <table:table-cell table:formula="of:=MEDIAN([.$B5])" office:value-type="float"/>
          <table:table-cell table:formula="of:=MEDIAN([.$C5])" office:value-type="float"/>
          <table:table-cell table:formula="of:=MEDIAN([.$D5])" office:value-type="float"/>
          <table:table-cell table:formula="of:=MEDIAN([.$E5])" office:value-type="float"/>
          <table:table-cell table:formula="of:=MEDIAN([.$F5])" office:value-type="float"/>
          <table:table-cell table:formula="of:=MEDIAN([.$G5])" office:value-type="float"/>
          <table:table-cell table:formula="of:=MEDIAN([.$H5])" office:value-type="float"/>
          <table:table-cell table:formula="of:=MEDIAN([.$I5])" office:value-type="float"/>
          <table:table-cell table:formula="of:=MEDIAN([.$J5])" office:value-type="float"/>
          <table:table-cell table:formula="of:=MEDIAN([.$K5])" office:value-type="float"/>
          <table:table-cell table:formula="of:=MEDIAN([.$L5])" office:value-type="float"/>
          <table:table-cell table:formula="of:=MEDIAN([.$M5])" office:value-type="float"/>
          <table:table-cell table:formula="of:=MEDIAN([.$N5])" office:value-type="float"/>
          <table:table-cell table:formula="of:=MEDIAN([.$O5])" office:value-type="float"/>
          <table:table-cell table:formula="of:=MAX([.$B5])" office:value-type="float"/>
          <table:table-cell table:formula="of:=MAX([.$C5])" office:value-type="float"/>
          <table:table-cell table:formula="of:=MAX([.$D5])" office:value-type="float"/>
          <table:table-cell table:formula="of:=MAX([.$E5])" office:value-type="float"/>
          <table:table-cell table:formula="of:=MAX([.$F5])" office:value-type="float"/>
          <table:table-cell table:formula="of:=MAX([.$G5])" office:value-type="float"/>
          <table:table-cell table:formula="of:=MAX([.$H5])" office:value-type="float"/>
          <table:table-cell table:formula="of:=MAX([.$I5])" office:value-type="float"/>
          <table:table-cell table:formula="of:=MAX([.$J5])" office:value-type="float"/>
          <table:table-cell table:formula="of:=MAX([.$K5])" office:value-type="float"/>
          <table:table-cell table:formula="of:=MAX([.$L5])" office:value-type="float"/>
          <table:table-cell table:formula="of:=MAX([.$M5])" office:value-type="float"/>
          <table:table-cell table:formula="of:=MAX([.$N5])" office:value-type="float"/>
          <table:table-cell table:formula="of:=MAX([.$O5])" office:value-type="float"/>
        </table:table-row>
        <table:table-row table:style-name="ro1">
          <table:table-cell office:value-type="string">
            <text:p>structured/x10_y9_r20</text:p>
          </table:table-cell>
          <table:table-cell table:formula="of:=AVERAGE([Instances.B18:Instances.B22])" office:value-type="float"/>
          <table:table-cell table:formula="of:=AVERAGE([Instances.C18:Instances.C22])" office:value-type="float"/>
          <table:table-cell table:formula="of:=AVERAGE([Instances.D18:Instances.D22])" office:value-type="float"/>
          <table:table-cell table:formula="of:=AVERAGE([Instances.E18:Instances.E22])" office:value-type="float"/>
          <table:table-cell table:formula="of:=SUM([Instances.F18:Instances.F22])" office:value-type="float"/>
          <table:table-cell table:formula="of:=AVERAGE([Instances.G18:Instances.G22])" office:value-type="float"/>
          <table:table-cell table:formula="of:=AVERAGE([Instances.H18:Instances.H22])" office:value-type="float"/>
          <table:table-cell table:formula="of:=AVERAGE([Instances.I18:Instances.I22])" office:value-type="float"/>
          <table:table-cell table:formula="of:=AVERAGE([Instances.J18:Instances.J22])" office:value-type="float"/>
          <table:table-cell table:formula="of:=AVERAGE([Instances.K18:Instances.K22])" office:value-type="float"/>
          <table:table-cell table:formula="of:=AVERAGE([Instances.L18:Instances.L22])" office:value-type="float"/>
          <table:table-cell table:formula="of:=AVERAGE([Instances.M18:Instances.M22])" office:value-type="float"/>
          <table:table-cell table:formula="of:=AVERAGE([Instances.N18:Instances.N22])" office:value-type="float"/>
          <table:table-cell table:formula="of:=AVERAGE([Instances.O18:Instances.O22])" office:value-type="float"/>
          <table:table-cell table:formula="of:=MIN([.$B6])" office:value-type="float"/>
          <table:table-cell table:formula="of:=MIN([.$C6])" office:value-type="float"/>
          <table:table-cell table:formula="of:=MIN([.$D6])" office:value-type="float"/>
          <table:table-cell table:formula="of:=MIN([.$E6])" office:value-type="float"/>
          <table:table-cell table:formula="of:=MIN([.$F6])" office:value-type="float"/>
          <table:table-cell table:formula="of:=MIN([.$G6])" office:value-type="float"/>
          <table:table-cell table:formula="of:=MIN([.$H6])" office:value-type="float"/>
          <table:table-cell table:formula="of:=MIN([.$I6])" office:value-type="float"/>
          <table:table-cell table:formula="of:=MIN([.$J6])" office:value-type="float"/>
          <table:table-cell table:formula="of:=MIN([.$K6])" office:value-type="float"/>
          <table:table-cell table:formula="of:=MIN([.$L6])" office:value-type="float"/>
          <table:table-cell table:formula="of:=MIN([.$M6])" office:value-type="float"/>
          <table:table-cell table:formula="of:=MIN([.$N6])" office:value-type="float"/>
          <table:table-cell table:formula="of:=MIN([.$O6])" office:value-type="float"/>
          <table:table-cell table:formula="of:=MEDIAN([.$B6])" office:value-type="float"/>
          <table:table-cell table:formula="of:=MEDIAN([.$C6])" office:value-type="float"/>
          <table:table-cell table:formula="of:=MEDIAN([.$D6])" office:value-type="float"/>
          <table:table-cell table:formula="of:=MEDIAN([.$E6])" office:value-type="float"/>
          <table:table-cell table:formula="of:=MEDIAN([.$F6])" office:value-type="float"/>
          <table:table-cell table:formula="of:=MEDIAN([.$G6])" office:value-type="float"/>
          <table:table-cell table:formula="of:=MEDIAN([.$H6])" office:value-type="float"/>
          <table:table-cell table:formula="of:=MEDIAN([.$I6])" office:value-type="float"/>
          <table:table-cell table:formula="of:=MEDIAN([.$J6])" office:value-type="float"/>
          <table:table-cell table:formula="of:=MEDIAN([.$K6])" office:value-type="float"/>
          <table:table-cell table:formula="of:=MEDIAN([.$L6])" office:value-type="float"/>
          <table:table-cell table:formula="of:=MEDIAN([.$M6])" office:value-type="float"/>
          <table:table-cell table:formula="of:=MEDIAN([.$N6])" office:value-type="float"/>
          <table:table-cell table:formula="of:=MEDIAN([.$O6])" office:value-type="float"/>
          <table:table-cell table:formula="of:=MAX([.$B6])" office:value-type="float"/>
          <table:table-cell table:formula="of:=MAX([.$C6])" office:value-type="float"/>
          <table:table-cell table:formula="of:=MAX([.$D6])" office:value-type="float"/>
          <table:table-cell table:formula="of:=MAX([.$E6])" office:value-type="float"/>
          <table:table-cell table:formula="of:=MAX([.$F6])" office:value-type="float"/>
          <table:table-cell table:formula="of:=MAX([.$G6])" office:value-type="float"/>
          <table:table-cell table:formula="of:=MAX([.$H6])" office:value-type="float"/>
          <table:table-cell table:formula="of:=MAX([.$I6])" office:value-type="float"/>
          <table:table-cell table:formula="of:=MAX([.$J6])" office:value-type="float"/>
          <table:table-cell table:formula="of:=MAX([.$K6])" office:value-type="float"/>
          <table:table-cell table:formula="of:=MAX([.$L6])" office:value-type="float"/>
          <table:table-cell table:formula="of:=MAX([.$M6])" office:value-type="float"/>
          <table:table-cell table:formula="of:=MAX([.$N6])" office:value-type="float"/>
          <table:table-cell table:formula="of:=MAX([.$O6])" office:value-type="float"/>
        </table:table-row>
        <table:table-row table:style-name="ro1">
          <table:table-cell office:value-type="string">
            <text:p>structured/x7_y6_r4</text:p>
          </table:table-cell>
          <table:table-cell table:formula="of:=AVERAGE([Instances.B23:Instances.B27])" office:value-type="float"/>
          <table:table-cell table:formula="of:=AVERAGE([Instances.C23:Instances.C27])" office:value-type="float"/>
          <table:table-cell table:formula="of:=AVERAGE([Instances.D23:Instances.D27])" office:value-type="float"/>
          <table:table-cell table:formula="of:=AVERAGE([Instances.E23:Instances.E27])" office:value-type="float"/>
          <table:table-cell table:formula="of:=SUM([Instances.F23:Instances.F27])" office:value-type="float"/>
          <table:table-cell table:formula="of:=AVERAGE([Instances.G23:Instances.G27])" office:value-type="float"/>
          <table:table-cell table:formula="of:=AVERAGE([Instances.H23:Instances.H27])" office:value-type="float"/>
          <table:table-cell table:formula="of:=AVERAGE([Instances.I23:Instances.I27])" office:value-type="float"/>
          <table:table-cell table:formula="of:=AVERAGE([Instances.J23:Instances.J27])" office:value-type="float"/>
          <table:table-cell table:formula="of:=AVERAGE([Instances.K23:Instances.K27])" office:value-type="float"/>
          <table:table-cell table:formula="of:=AVERAGE([Instances.L23:Instances.L27])" office:value-type="float"/>
          <table:table-cell table:formula="of:=AVERAGE([Instances.M23:Instances.M27])" office:value-type="float"/>
          <table:table-cell table:formula="of:=AVERAGE([Instances.N23:Instances.N27])" office:value-type="float"/>
          <table:table-cell table:formula="of:=AVERAGE([Instances.O23:Instances.O27])" office:value-type="float"/>
          <table:table-cell table:formula="of:=MIN([.$B7])" office:value-type="float"/>
          <table:table-cell table:formula="of:=MIN([.$C7])" office:value-type="float"/>
          <table:table-cell table:formula="of:=MIN([.$D7])" office:value-type="float"/>
          <table:table-cell table:formula="of:=MIN([.$E7])" office:value-type="float"/>
          <table:table-cell table:formula="of:=MIN([.$F7])" office:value-type="float"/>
          <table:table-cell table:formula="of:=MIN([.$G7])" office:value-type="float"/>
          <table:table-cell table:formula="of:=MIN([.$H7])" office:value-type="float"/>
          <table:table-cell table:formula="of:=MIN([.$I7])" office:value-type="float"/>
          <table:table-cell table:formula="of:=MIN([.$J7])" office:value-type="float"/>
          <table:table-cell table:formula="of:=MIN([.$K7])" office:value-type="float"/>
          <table:table-cell table:formula="of:=MIN([.$L7])" office:value-type="float"/>
          <table:table-cell table:formula="of:=MIN([.$M7])" office:value-type="float"/>
          <table:table-cell table:formula="of:=MIN([.$N7])" office:value-type="float"/>
          <table:table-cell table:formula="of:=MIN([.$O7])" office:value-type="float"/>
          <table:table-cell table:formula="of:=MEDIAN([.$B7])" office:value-type="float"/>
          <table:table-cell table:formula="of:=MEDIAN([.$C7])" office:value-type="float"/>
          <table:table-cell table:formula="of:=MEDIAN([.$D7])" office:value-type="float"/>
          <table:table-cell table:formula="of:=MEDIAN([.$E7])" office:value-type="float"/>
          <table:table-cell table:formula="of:=MEDIAN([.$F7])" office:value-type="float"/>
          <table:table-cell table:formula="of:=MEDIAN([.$G7])" office:value-type="float"/>
          <table:table-cell table:formula="of:=MEDIAN([.$H7])" office:value-type="float"/>
          <table:table-cell table:formula="of:=MEDIAN([.$I7])" office:value-type="float"/>
          <table:table-cell table:formula="of:=MEDIAN([.$J7])" office:value-type="float"/>
          <table:table-cell table:formula="of:=MEDIAN([.$K7])" office:value-type="float"/>
          <table:table-cell table:formula="of:=MEDIAN([.$L7])" office:value-type="float"/>
          <table:table-cell table:formula="of:=MEDIAN([.$M7])" office:value-type="float"/>
          <table:table-cell table:formula="of:=MEDIAN([.$N7])" office:value-type="float"/>
          <table:table-cell table:formula="of:=MEDIAN([.$O7])" office:value-type="float"/>
          <table:table-cell table:formula="of:=MAX([.$B7])" office:value-type="float"/>
          <table:table-cell table:formula="of:=MAX([.$C7])" office:value-type="float"/>
          <table:table-cell table:formula="of:=MAX([.$D7])" office:value-type="float"/>
          <table:table-cell table:formula="of:=MAX([.$E7])" office:value-type="float"/>
          <table:table-cell table:formula="of:=MAX([.$F7])" office:value-type="float"/>
          <table:table-cell table:formula="of:=MAX([.$G7])" office:value-type="float"/>
          <table:table-cell table:formula="of:=MAX([.$H7])" office:value-type="float"/>
          <table:table-cell table:formula="of:=MAX([.$I7])" office:value-type="float"/>
          <table:table-cell table:formula="of:=MAX([.$J7])" office:value-type="float"/>
          <table:table-cell table:formula="of:=MAX([.$K7])" office:value-type="float"/>
          <table:table-cell table:formula="of:=MAX([.$L7])" office:value-type="float"/>
          <table:table-cell table:formula="of:=MAX([.$M7])" office:value-type="float"/>
          <table:table-cell table:formula="of:=MAX([.$N7])" office:value-type="float"/>
          <table:table-cell table:formula="of:=MAX([.$O7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7])" office:value-type="float"/>
          <table:table-cell table:formula="of:=SUM([.C3:.C7])" office:value-type="float"/>
          <table:table-cell table:formula="of:=SUM([.D3:.D7])" office:value-type="float"/>
          <table:table-cell table:formula="of:=SUM([.E3:.E7])" office:value-type="float"/>
          <table:table-cell table:formula="of:=SUM([.F3:.F7])" office:value-type="float"/>
          <table:table-cell table:formula="of:=SUM([.G3:.G7])" office:value-type="float"/>
          <table:table-cell table:formula="of:=SUM([.H3:.H7])" office:value-type="float"/>
          <table:table-cell table:formula="of:=SUM([.I3:.I7])" office:value-type="float"/>
          <table:table-cell table:formula="of:=SUM([.J3:.J7])" office:value-type="float"/>
          <table:table-cell table:formula="of:=SUM([.K3:.K7])" office:value-type="float"/>
          <table:table-cell table:formula="of:=SUM([.L3:.L7])" office:value-type="float"/>
          <table:table-cell table:formula="of:=SUM([.M3:.M7])" office:value-type="float"/>
          <table:table-cell table:formula="of:=SUM([.N3:.N7])" office:value-type="float"/>
          <table:table-cell table:formula="of:=SUM([.O3:.O7])" office:value-type="float"/>
          <table:table-cell table:formula="of:=SUM([.P3:.P7])" office:value-type="float"/>
          <table:table-cell table:formula="of:=SUM([.Q3:.Q7])" office:value-type="float"/>
          <table:table-cell table:formula="of:=SUM([.R3:.R7])" office:value-type="float"/>
          <table:table-cell table:formula="of:=SUM([.S3:.S7])" office:value-type="float"/>
          <table:table-cell table:formula="of:=SUM([.T3:.T7])" office:value-type="float"/>
          <table:table-cell table:formula="of:=SUM([.U3:.U7])" office:value-type="float"/>
          <table:table-cell table:formula="of:=SUM([.V3:.V7])" office:value-type="float"/>
          <table:table-cell table:formula="of:=SUM([.W3:.W7])" office:value-type="float"/>
          <table:table-cell table:formula="of:=SUM([.X3:.X7])" office:value-type="float"/>
          <table:table-cell table:formula="of:=SUM([.Y3:.Y7])" office:value-type="float"/>
          <table:table-cell table:formula="of:=SUM([.Z3:.Z7])" office:value-type="float"/>
          <table:table-cell table:formula="of:=SUM([.AA3:.AA7])" office:value-type="float"/>
          <table:table-cell table:formula="of:=SUM([.AB3:.AB7])" office:value-type="float"/>
          <table:table-cell table:formula="of:=SUM([.AC3:.AC7])" office:value-type="float"/>
          <table:table-cell table:formula="of:=SUM([.AD3:.AD7])" office:value-type="float"/>
          <table:table-cell table:formula="of:=SUM([.AE3:.AE7])" office:value-type="float"/>
          <table:table-cell table:formula="of:=SUM([.AF3:.AF7])" office:value-type="float"/>
          <table:table-cell table:formula="of:=SUM([.AG3:.AG7])" office:value-type="float"/>
          <table:table-cell table:formula="of:=SUM([.AH3:.AH7])" office:value-type="float"/>
          <table:table-cell table:formula="of:=SUM([.AI3:.AI7])" office:value-type="float"/>
          <table:table-cell table:formula="of:=SUM([.AJ3:.AJ7])" office:value-type="float"/>
          <table:table-cell table:formula="of:=SUM([.AK3:.AK7])" office:value-type="float"/>
          <table:table-cell table:formula="of:=SUM([.AL3:.AL7])" office:value-type="float"/>
          <table:table-cell table:formula="of:=SUM([.AM3:.AM7])" office:value-type="float"/>
          <table:table-cell table:formula="of:=SUM([.AN3:.AN7])" office:value-type="float"/>
          <table:table-cell table:formula="of:=SUM([.AO3:.AO7])" office:value-type="float"/>
          <table:table-cell table:formula="of:=SUM([.AP3:.AP7])" office:value-type="float"/>
          <table:table-cell table:formula="of:=SUM([.AQ3:.AQ7])" office:value-type="float"/>
          <table:table-cell table:formula="of:=SUM([.AR3:.AR7])" office:value-type="float"/>
          <table:table-cell table:formula="of:=SUM([.AS3:.AS7])" office:value-type="float"/>
          <table:table-cell table:formula="of:=SUM([.AT3:.AT7])" office:value-type="float"/>
          <table:table-cell table:formula="of:=SUM([.AU3:.AU7])" office:value-type="float"/>
          <table:table-cell table:formula="of:=SUM([.AV3:.AV7])" office:value-type="float"/>
          <table:table-cell table:formula="of:=SUM([.AW3:.AW7])" office:value-type="float"/>
          <table:table-cell table:formula="of:=SUM([.AX3:.AX7])" office:value-type="float"/>
          <table:table-cell table:formula="of:=SUM([.AY3:.AY7])" office:value-type="float"/>
          <table:table-cell table:formula="of:=SUM([.AZ3:.AZ7])" office:value-type="float"/>
          <table:table-cell table:formula="of:=SUM([.BA3:.BA7])" office:value-type="float"/>
          <table:table-cell table:formula="of:=SUM([.BB3:.BB7])" office:value-type="float"/>
          <table:table-cell table:formula="of:=SUM([.BC3:.BC7])" office:value-type="float"/>
          <table:table-cell table:formula="of:=SUM([.BD3:.BD7])" office:value-type="float"/>
          <table:table-cell table:formula="of:=SUM([.BE3:.BE7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7])" office:value-type="float"/>
          <table:table-cell table:formula="of:=AVERAGE([.C3:.C7])" office:value-type="float"/>
          <table:table-cell table:formula="of:=AVERAGE([.D3:.D7])" office:value-type="float"/>
          <table:table-cell table:formula="of:=AVERAGE([.E3:.E7])" office:value-type="float"/>
          <table:table-cell table:formula="of:=AVERAGE([.F3:.F7])" office:value-type="float"/>
          <table:table-cell table:formula="of:=AVERAGE([.G3:.G7])" office:value-type="float"/>
          <table:table-cell table:formula="of:=AVERAGE([.H3:.H7])" office:value-type="float"/>
          <table:table-cell table:formula="of:=AVERAGE([.I3:.I7])" office:value-type="float"/>
          <table:table-cell table:formula="of:=AVERAGE([.J3:.J7])" office:value-type="float"/>
          <table:table-cell table:formula="of:=AVERAGE([.K3:.K7])" office:value-type="float"/>
          <table:table-cell table:formula="of:=AVERAGE([.L3:.L7])" office:value-type="float"/>
          <table:table-cell table:formula="of:=AVERAGE([.M3:.M7])" office:value-type="float"/>
          <table:table-cell table:formula="of:=AVERAGE([.N3:.N7])" office:value-type="float"/>
          <table:table-cell table:formula="of:=AVERAGE([.O3:.O7])" office:value-type="float"/>
          <table:table-cell table:formula="of:=AVERAGE([.P3:.P7])" office:value-type="float"/>
          <table:table-cell table:formula="of:=AVERAGE([.Q3:.Q7])" office:value-type="float"/>
          <table:table-cell table:formula="of:=AVERAGE([.R3:.R7])" office:value-type="float"/>
          <table:table-cell table:formula="of:=AVERAGE([.S3:.S7])" office:value-type="float"/>
          <table:table-cell table:formula="of:=AVERAGE([.T3:.T7])" office:value-type="float"/>
          <table:table-cell table:formula="of:=AVERAGE([.U3:.U7])" office:value-type="float"/>
          <table:table-cell table:formula="of:=AVERAGE([.V3:.V7])" office:value-type="float"/>
          <table:table-cell table:formula="of:=AVERAGE([.W3:.W7])" office:value-type="float"/>
          <table:table-cell table:formula="of:=AVERAGE([.X3:.X7])" office:value-type="float"/>
          <table:table-cell table:formula="of:=AVERAGE([.Y3:.Y7])" office:value-type="float"/>
          <table:table-cell table:formula="of:=AVERAGE([.Z3:.Z7])" office:value-type="float"/>
          <table:table-cell table:formula="of:=AVERAGE([.AA3:.AA7])" office:value-type="float"/>
          <table:table-cell table:formula="of:=AVERAGE([.AB3:.AB7])" office:value-type="float"/>
          <table:table-cell table:formula="of:=AVERAGE([.AC3:.AC7])" office:value-type="float"/>
          <table:table-cell table:formula="of:=AVERAGE([.AD3:.AD7])" office:value-type="float"/>
          <table:table-cell table:formula="of:=AVERAGE([.AE3:.AE7])" office:value-type="float"/>
          <table:table-cell table:formula="of:=AVERAGE([.AF3:.AF7])" office:value-type="float"/>
          <table:table-cell table:formula="of:=AVERAGE([.AG3:.AG7])" office:value-type="float"/>
          <table:table-cell table:formula="of:=AVERAGE([.AH3:.AH7])" office:value-type="float"/>
          <table:table-cell table:formula="of:=AVERAGE([.AI3:.AI7])" office:value-type="float"/>
          <table:table-cell table:formula="of:=AVERAGE([.AJ3:.AJ7])" office:value-type="float"/>
          <table:table-cell table:formula="of:=AVERAGE([.AK3:.AK7])" office:value-type="float"/>
          <table:table-cell table:formula="of:=AVERAGE([.AL3:.AL7])" office:value-type="float"/>
          <table:table-cell table:formula="of:=AVERAGE([.AM3:.AM7])" office:value-type="float"/>
          <table:table-cell table:formula="of:=AVERAGE([.AN3:.AN7])" office:value-type="float"/>
          <table:table-cell table:formula="of:=AVERAGE([.AO3:.AO7])" office:value-type="float"/>
          <table:table-cell table:formula="of:=AVERAGE([.AP3:.AP7])" office:value-type="float"/>
          <table:table-cell table:formula="of:=AVERAGE([.AQ3:.AQ7])" office:value-type="float"/>
          <table:table-cell table:formula="of:=AVERAGE([.AR3:.AR7])" office:value-type="float"/>
          <table:table-cell table:formula="of:=AVERAGE([.AS3:.AS7])" office:value-type="float"/>
          <table:table-cell table:formula="of:=AVERAGE([.AT3:.AT7])" office:value-type="float"/>
          <table:table-cell table:formula="of:=AVERAGE([.AU3:.AU7])" office:value-type="float"/>
          <table:table-cell table:formula="of:=AVERAGE([.AV3:.AV7])" office:value-type="float"/>
          <table:table-cell table:formula="of:=AVERAGE([.AW3:.AW7])" office:value-type="float"/>
          <table:table-cell table:formula="of:=AVERAGE([.AX3:.AX7])" office:value-type="float"/>
          <table:table-cell table:formula="of:=AVERAGE([.AY3:.AY7])" office:value-type="float"/>
          <table:table-cell table:formula="of:=AVERAGE([.AZ3:.AZ7])" office:value-type="float"/>
          <table:table-cell table:formula="of:=AVERAGE([.BA3:.BA7])" office:value-type="float"/>
          <table:table-cell table:formula="of:=AVERAGE([.BB3:.BB7])" office:value-type="float"/>
          <table:table-cell table:formula="of:=AVERAGE([.BC3:.BC7])" office:value-type="float"/>
          <table:table-cell table:formula="of:=AVERAGE([.BD3:.BD7])" office:value-type="float"/>
          <table:table-cell table:formula="of:=AVERAGE([.BE3:.BE7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7])" office:value-type="float"/>
          <table:table-cell table:formula="of:=STDEV([.C3:.C7])" office:value-type="float"/>
          <table:table-cell table:formula="of:=STDEV([.D3:.D7])" office:value-type="float"/>
          <table:table-cell table:formula="of:=STDEV([.E3:.E7])" office:value-type="float"/>
          <table:table-cell table:formula="of:=STDEV([.F3:.F7])" office:value-type="float"/>
          <table:table-cell table:formula="of:=STDEV([.G3:.G7])" office:value-type="float"/>
          <table:table-cell table:formula="of:=STDEV([.H3:.H7])" office:value-type="float"/>
          <table:table-cell table:formula="of:=STDEV([.I3:.I7])" office:value-type="float"/>
          <table:table-cell table:formula="of:=STDEV([.J3:.J7])" office:value-type="float"/>
          <table:table-cell table:formula="of:=STDEV([.K3:.K7])" office:value-type="float"/>
          <table:table-cell table:formula="of:=STDEV([.L3:.L7])" office:value-type="float"/>
          <table:table-cell table:formula="of:=STDEV([.M3:.M7])" office:value-type="float"/>
          <table:table-cell table:formula="of:=STDEV([.N3:.N7])" office:value-type="float"/>
          <table:table-cell table:formula="of:=STDEV([.O3:.O7])" office:value-type="float"/>
          <table:table-cell table:formula="of:=STDEV([.P3:.P7])" office:value-type="float"/>
          <table:table-cell table:formula="of:=STDEV([.Q3:.Q7])" office:value-type="float"/>
          <table:table-cell table:formula="of:=STDEV([.R3:.R7])" office:value-type="float"/>
          <table:table-cell table:formula="of:=STDEV([.S3:.S7])" office:value-type="float"/>
          <table:table-cell table:formula="of:=STDEV([.T3:.T7])" office:value-type="float"/>
          <table:table-cell table:formula="of:=STDEV([.U3:.U7])" office:value-type="float"/>
          <table:table-cell table:formula="of:=STDEV([.V3:.V7])" office:value-type="float"/>
          <table:table-cell table:formula="of:=STDEV([.W3:.W7])" office:value-type="float"/>
          <table:table-cell table:formula="of:=STDEV([.X3:.X7])" office:value-type="float"/>
          <table:table-cell table:formula="of:=STDEV([.Y3:.Y7])" office:value-type="float"/>
          <table:table-cell table:formula="of:=STDEV([.Z3:.Z7])" office:value-type="float"/>
          <table:table-cell table:formula="of:=STDEV([.AA3:.AA7])" office:value-type="float"/>
          <table:table-cell table:formula="of:=STDEV([.AB3:.AB7])" office:value-type="float"/>
          <table:table-cell table:formula="of:=STDEV([.AC3:.AC7])" office:value-type="float"/>
          <table:table-cell table:formula="of:=STDEV([.AD3:.AD7])" office:value-type="float"/>
          <table:table-cell table:formula="of:=STDEV([.AE3:.AE7])" office:value-type="float"/>
          <table:table-cell table:formula="of:=STDEV([.AF3:.AF7])" office:value-type="float"/>
          <table:table-cell table:formula="of:=STDEV([.AG3:.AG7])" office:value-type="float"/>
          <table:table-cell table:formula="of:=STDEV([.AH3:.AH7])" office:value-type="float"/>
          <table:table-cell table:formula="of:=STDEV([.AI3:.AI7])" office:value-type="float"/>
          <table:table-cell table:formula="of:=STDEV([.AJ3:.AJ7])" office:value-type="float"/>
          <table:table-cell table:formula="of:=STDEV([.AK3:.AK7])" office:value-type="float"/>
          <table:table-cell table:formula="of:=STDEV([.AL3:.AL7])" office:value-type="float"/>
          <table:table-cell table:formula="of:=STDEV([.AM3:.AM7])" office:value-type="float"/>
          <table:table-cell table:formula="of:=STDEV([.AN3:.AN7])" office:value-type="float"/>
          <table:table-cell table:formula="of:=STDEV([.AO3:.AO7])" office:value-type="float"/>
          <table:table-cell table:formula="of:=STDEV([.AP3:.AP7])" office:value-type="float"/>
          <table:table-cell table:formula="of:=STDEV([.AQ3:.AQ7])" office:value-type="float"/>
          <table:table-cell table:formula="of:=STDEV([.AR3:.AR7])" office:value-type="float"/>
          <table:table-cell table:formula="of:=STDEV([.AS3:.AS7])" office:value-type="float"/>
          <table:table-cell table:formula="of:=STDEV([.AT3:.AT7])" office:value-type="float"/>
          <table:table-cell table:formula="of:=STDEV([.AU3:.AU7])" office:value-type="float"/>
          <table:table-cell table:formula="of:=STDEV([.AV3:.AV7])" office:value-type="float"/>
          <table:table-cell table:formula="of:=STDEV([.AW3:.AW7])" office:value-type="float"/>
          <table:table-cell table:formula="of:=STDEV([.AX3:.AX7])" office:value-type="float"/>
          <table:table-cell table:formula="of:=STDEV([.AY3:.AY7])" office:value-type="float"/>
          <table:table-cell table:formula="of:=STDEV([.AZ3:.AZ7])" office:value-type="float"/>
          <table:table-cell table:formula="of:=STDEV([.BA3:.BA7])" office:value-type="float"/>
          <table:table-cell table:formula="of:=STDEV([.BB3:.BB7])" office:value-type="float"/>
          <table:table-cell table:formula="of:=STDEV([.BC3:.BC7])" office:value-type="float"/>
          <table:table-cell table:formula="of:=STDEV([.BD3:.BD7])" office:value-type="float"/>
          <table:table-cell table:formula="of:=STDEV([.BE3:.BE7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7]-[.$P3:.$P7])^2)^0.5" office:value-type="float"/>
          <table:table-cell table:number-matrix-columns-spanned="1" table:number-matrix-rows-spanned="1" table:formula="of:=SUM(([.C3:.C7]-[.$Q3:.$Q7])^2)^0.5" office:value-type="float"/>
          <table:table-cell table:number-matrix-columns-spanned="1" table:number-matrix-rows-spanned="1" table:formula="of:=SUM(([.D3:.D7]-[.$R3:.$R7])^2)^0.5" office:value-type="float"/>
          <table:table-cell table:number-matrix-columns-spanned="1" table:number-matrix-rows-spanned="1" table:formula="of:=SUM(([.E3:.E7]-[.$S3:.$S7])^2)^0.5" office:value-type="float"/>
          <table:table-cell table:number-matrix-columns-spanned="1" table:number-matrix-rows-spanned="1" table:formula="of:=SUM(([.F3:.F7]-[.$T3:.$T7])^2)^0.5" office:value-type="float"/>
          <table:table-cell table:number-matrix-columns-spanned="1" table:number-matrix-rows-spanned="1" table:formula="of:=SUM(([.G3:.G7]-[.$U3:.$U7])^2)^0.5" office:value-type="float"/>
          <table:table-cell table:number-matrix-columns-spanned="1" table:number-matrix-rows-spanned="1" table:formula="of:=SUM(([.H3:.H7]-[.$V3:.$V7])^2)^0.5" office:value-type="float"/>
          <table:table-cell table:number-matrix-columns-spanned="1" table:number-matrix-rows-spanned="1" table:formula="of:=SUM(([.I3:.I7]-[.$W3:.$W7])^2)^0.5" office:value-type="float"/>
          <table:table-cell table:number-matrix-columns-spanned="1" table:number-matrix-rows-spanned="1" table:formula="of:=SUM(([.J3:.J7]-[.$X3:.$X7])^2)^0.5" office:value-type="float"/>
          <table:table-cell table:number-matrix-columns-spanned="1" table:number-matrix-rows-spanned="1" table:formula="of:=SUM(([.K3:.K7]-[.$Y3:.$Y7])^2)^0.5" office:value-type="float"/>
          <table:table-cell table:number-matrix-columns-spanned="1" table:number-matrix-rows-spanned="1" table:formula="of:=SUM(([.L3:.L7]-[.$Z3:.$Z7])^2)^0.5" office:value-type="float"/>
          <table:table-cell table:number-matrix-columns-spanned="1" table:number-matrix-rows-spanned="1" table:formula="of:=SUM(([.M3:.M7]-[.$AA3:.$AA7])^2)^0.5" office:value-type="float"/>
          <table:table-cell table:number-matrix-columns-spanned="1" table:number-matrix-rows-spanned="1" table:formula="of:=SUM(([.N3:.N7]-[.$AB3:.$AB7])^2)^0.5" office:value-type="float"/>
          <table:table-cell table:number-matrix-columns-spanned="1" table:number-matrix-rows-spanned="1" table:formula="of:=SUM(([.O3:.O7]-[.$AC3:.$AC7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7]=[.$P3:.$P7])" office:value-type="float"/>
          <table:table-cell table:number-matrix-columns-spanned="1" table:number-matrix-rows-spanned="1" table:formula="of:=SUM([.C3:.C7]=[.$Q3:.$Q7])" office:value-type="float"/>
          <table:table-cell table:number-matrix-columns-spanned="1" table:number-matrix-rows-spanned="1" table:formula="of:=SUM([.D3:.D7]=[.$R3:.$R7])" office:value-type="float"/>
          <table:table-cell table:number-matrix-columns-spanned="1" table:number-matrix-rows-spanned="1" table:formula="of:=SUM([.E3:.E7]=[.$S3:.$S7])" office:value-type="float"/>
          <table:table-cell table:number-matrix-columns-spanned="1" table:number-matrix-rows-spanned="1" table:formula="of:=SUM([.F3:.F7]=[.$T3:.$T7])" office:value-type="float"/>
          <table:table-cell table:number-matrix-columns-spanned="1" table:number-matrix-rows-spanned="1" table:formula="of:=SUM([.G3:.G7]=[.$U3:.$U7])" office:value-type="float"/>
          <table:table-cell table:number-matrix-columns-spanned="1" table:number-matrix-rows-spanned="1" table:formula="of:=SUM([.H3:.H7]=[.$V3:.$V7])" office:value-type="float"/>
          <table:table-cell table:number-matrix-columns-spanned="1" table:number-matrix-rows-spanned="1" table:formula="of:=SUM([.I3:.I7]=[.$W3:.$W7])" office:value-type="float"/>
          <table:table-cell table:number-matrix-columns-spanned="1" table:number-matrix-rows-spanned="1" table:formula="of:=SUM([.J3:.J7]=[.$X3:.$X7])" office:value-type="float"/>
          <table:table-cell table:number-matrix-columns-spanned="1" table:number-matrix-rows-spanned="1" table:formula="of:=SUM([.K3:.K7]=[.$Y3:.$Y7])" office:value-type="float"/>
          <table:table-cell table:number-matrix-columns-spanned="1" table:number-matrix-rows-spanned="1" table:formula="of:=SUM([.L3:.L7]=[.$Z3:.$Z7])" office:value-type="float"/>
          <table:table-cell table:number-matrix-columns-spanned="1" table:number-matrix-rows-spanned="1" table:formula="of:=SUM([.M3:.M7]=[.$AA3:.$AA7])" office:value-type="float"/>
          <table:table-cell table:number-matrix-columns-spanned="1" table:number-matrix-rows-spanned="1" table:formula="of:=SUM([.N3:.N7]=[.$AB3:.$AB7])" office:value-type="float"/>
          <table:table-cell table:number-matrix-columns-spanned="1" table:number-matrix-rows-spanned="1" table:formula="of:=SUM([.O3:.O7]=[.$AC3:.$AC7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7]&lt;[.$AD3:.$AD7])" office:value-type="float"/>
          <table:table-cell table:number-matrix-columns-spanned="1" table:number-matrix-rows-spanned="1" table:formula="of:=SUM([.C3:.C7]&lt;[.$AE3:.$AE7])" office:value-type="float"/>
          <table:table-cell table:number-matrix-columns-spanned="1" table:number-matrix-rows-spanned="1" table:formula="of:=SUM([.D3:.D7]&lt;[.$AF3:.$AF7])" office:value-type="float"/>
          <table:table-cell table:number-matrix-columns-spanned="1" table:number-matrix-rows-spanned="1" table:formula="of:=SUM([.E3:.E7]&lt;[.$AG3:.$AG7])" office:value-type="float"/>
          <table:table-cell table:number-matrix-columns-spanned="1" table:number-matrix-rows-spanned="1" table:formula="of:=SUM([.F3:.F7]&lt;[.$AH3:.$AH7])" office:value-type="float"/>
          <table:table-cell table:number-matrix-columns-spanned="1" table:number-matrix-rows-spanned="1" table:formula="of:=SUM([.G3:.G7]&lt;[.$AI3:.$AI7])" office:value-type="float"/>
          <table:table-cell table:number-matrix-columns-spanned="1" table:number-matrix-rows-spanned="1" table:formula="of:=SUM([.H3:.H7]&lt;[.$AJ3:.$AJ7])" office:value-type="float"/>
          <table:table-cell table:number-matrix-columns-spanned="1" table:number-matrix-rows-spanned="1" table:formula="of:=SUM([.I3:.I7]&lt;[.$AK3:.$AK7])" office:value-type="float"/>
          <table:table-cell table:number-matrix-columns-spanned="1" table:number-matrix-rows-spanned="1" table:formula="of:=SUM([.J3:.J7]&lt;[.$AL3:.$AL7])" office:value-type="float"/>
          <table:table-cell table:number-matrix-columns-spanned="1" table:number-matrix-rows-spanned="1" table:formula="of:=SUM([.K3:.K7]&lt;[.$AM3:.$AM7])" office:value-type="float"/>
          <table:table-cell table:number-matrix-columns-spanned="1" table:number-matrix-rows-spanned="1" table:formula="of:=SUM([.L3:.L7]&lt;[.$AN3:.$AN7])" office:value-type="float"/>
          <table:table-cell table:number-matrix-columns-spanned="1" table:number-matrix-rows-spanned="1" table:formula="of:=SUM([.M3:.M7]&lt;[.$AO3:.$AO7])" office:value-type="float"/>
          <table:table-cell table:number-matrix-columns-spanned="1" table:number-matrix-rows-spanned="1" table:formula="of:=SUM([.N3:.N7]&lt;[.$AP3:.$AP7])" office:value-type="float"/>
          <table:table-cell table:number-matrix-columns-spanned="1" table:number-matrix-rows-spanned="1" table:formula="of:=SUM([.O3:.O7]&lt;[.$AQ3:.$AQ7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7]&gt;[.$AD3:.$AD7])" office:value-type="float"/>
          <table:table-cell table:number-matrix-columns-spanned="1" table:number-matrix-rows-spanned="1" table:formula="of:=SUM([.C3:.C7]&gt;[.$AE3:.$AE7])" office:value-type="float"/>
          <table:table-cell table:number-matrix-columns-spanned="1" table:number-matrix-rows-spanned="1" table:formula="of:=SUM([.D3:.D7]&gt;[.$AF3:.$AF7])" office:value-type="float"/>
          <table:table-cell table:number-matrix-columns-spanned="1" table:number-matrix-rows-spanned="1" table:formula="of:=SUM([.E3:.E7]&gt;[.$AG3:.$AG7])" office:value-type="float"/>
          <table:table-cell table:number-matrix-columns-spanned="1" table:number-matrix-rows-spanned="1" table:formula="of:=SUM([.F3:.F7]&gt;[.$AH3:.$AH7])" office:value-type="float"/>
          <table:table-cell table:number-matrix-columns-spanned="1" table:number-matrix-rows-spanned="1" table:formula="of:=SUM([.G3:.G7]&gt;[.$AI3:.$AI7])" office:value-type="float"/>
          <table:table-cell table:number-matrix-columns-spanned="1" table:number-matrix-rows-spanned="1" table:formula="of:=SUM([.H3:.H7]&gt;[.$AJ3:.$AJ7])" office:value-type="float"/>
          <table:table-cell table:number-matrix-columns-spanned="1" table:number-matrix-rows-spanned="1" table:formula="of:=SUM([.I3:.I7]&gt;[.$AK3:.$AK7])" office:value-type="float"/>
          <table:table-cell table:number-matrix-columns-spanned="1" table:number-matrix-rows-spanned="1" table:formula="of:=SUM([.J3:.J7]&gt;[.$AL3:.$AL7])" office:value-type="float"/>
          <table:table-cell table:number-matrix-columns-spanned="1" table:number-matrix-rows-spanned="1" table:formula="of:=SUM([.K3:.K7]&gt;[.$AM3:.$AM7])" office:value-type="float"/>
          <table:table-cell table:number-matrix-columns-spanned="1" table:number-matrix-rows-spanned="1" table:formula="of:=SUM([.L3:.L7]&gt;[.$AN3:.$AN7])" office:value-type="float"/>
          <table:table-cell table:number-matrix-columns-spanned="1" table:number-matrix-rows-spanned="1" table:formula="of:=SUM([.M3:.M7]&gt;[.$AO3:.$AO7])" office:value-type="float"/>
          <table:table-cell table:number-matrix-columns-spanned="1" table:number-matrix-rows-spanned="1" table:formula="of:=SUM([.N3:.N7]&gt;[.$AP3:.$AP7])" office:value-type="float"/>
          <table:table-cell table:number-matrix-columns-spanned="1" table:number-matrix-rows-spanned="1" table:formula="of:=SUM([.O3:.O7]&gt;[.$AQ3:.$AQ7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7]=[.$AR3:.$AR7])" office:value-type="float"/>
          <table:table-cell table:number-matrix-columns-spanned="1" table:number-matrix-rows-spanned="1" table:formula="of:=SUM([.C3:.C7]=[.$AS3:.$AS7])" office:value-type="float"/>
          <table:table-cell table:number-matrix-columns-spanned="1" table:number-matrix-rows-spanned="1" table:formula="of:=SUM([.D3:.D7]=[.$AT3:.$AT7])" office:value-type="float"/>
          <table:table-cell table:number-matrix-columns-spanned="1" table:number-matrix-rows-spanned="1" table:formula="of:=SUM([.E3:.E7]=[.$AU3:.$AU7])" office:value-type="float"/>
          <table:table-cell table:number-matrix-columns-spanned="1" table:number-matrix-rows-spanned="1" table:formula="of:=SUM([.F3:.F7]=[.$AV3:.$AV7])" office:value-type="float"/>
          <table:table-cell table:number-matrix-columns-spanned="1" table:number-matrix-rows-spanned="1" table:formula="of:=SUM([.G3:.G7]=[.$AW3:.$AW7])" office:value-type="float"/>
          <table:table-cell table:number-matrix-columns-spanned="1" table:number-matrix-rows-spanned="1" table:formula="of:=SUM([.H3:.H7]=[.$AX3:.$AX7])" office:value-type="float"/>
          <table:table-cell table:number-matrix-columns-spanned="1" table:number-matrix-rows-spanned="1" table:formula="of:=SUM([.I3:.I7]=[.$AY3:.$AY7])" office:value-type="float"/>
          <table:table-cell table:number-matrix-columns-spanned="1" table:number-matrix-rows-spanned="1" table:formula="of:=SUM([.J3:.J7]=[.$AZ3:.$AZ7])" office:value-type="float"/>
          <table:table-cell table:number-matrix-columns-spanned="1" table:number-matrix-rows-spanned="1" table:formula="of:=SUM([.K3:.K7]=[.$BA3:.$BA7])" office:value-type="float"/>
          <table:table-cell table:number-matrix-columns-spanned="1" table:number-matrix-rows-spanned="1" table:formula="of:=SUM([.L3:.L7]=[.$BB3:.$BB7])" office:value-type="float"/>
          <table:table-cell table:number-matrix-columns-spanned="1" table:number-matrix-rows-spanned="1" table:formula="of:=SUM([.M3:.M7]=[.$BC3:.$BC7])" office:value-type="float"/>
          <table:table-cell table:number-matrix-columns-spanned="1" table:number-matrix-rows-spanned="1" table:formula="of:=SUM([.N3:.N7]=[.$BD3:.$BD7])" office:value-type="float"/>
          <table:table-cell table:number-matrix-columns-spanned="1" table:number-matrix-rows-spanned="1" table:formula="of:=SUM([.O3:.O7]=[.$BE3:.$BE7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